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5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89096" calcext:value-type="float">
            <text:p>16.38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5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04336" calcext:value-type="float">
            <text:p>16.40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5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65296" calcext:value-type="float">
            <text:p>16.46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5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354" calcext:value-type="float">
            <text:p>16.53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5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0492" calcext:value-type="float">
            <text:p>16.50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5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04336" calcext:value-type="float">
            <text:p>16.40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5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70808" calcext:value-type="float">
            <text:p>16.37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5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51936" calcext:value-type="float">
            <text:p>16.25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5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3544" calcext:value-type="float">
            <text:p>16.16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5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6112" calcext:value-type="float">
            <text:p>16.13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5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48304" calcext:value-type="float">
            <text:p>16.14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5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51352" calcext:value-type="float">
            <text:p>16.15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5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42208" calcext:value-type="float">
            <text:p>16.14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5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51352" calcext:value-type="float">
            <text:p>16.15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5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0496" calcext:value-type="float">
            <text:p>16.16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5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87928" calcext:value-type="float">
            <text:p>16.18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5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94024" calcext:value-type="float">
            <text:p>16.19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5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03168" calcext:value-type="float">
            <text:p>16.20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5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09264" calcext:value-type="float">
            <text:p>16.20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5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9744" calcext:value-type="float">
            <text:p>16.23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5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94024" calcext:value-type="float">
            <text:p>16.19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5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6592" calcext:value-type="float">
            <text:p>16.16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5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57448" calcext:value-type="float">
            <text:p>16.15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5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8488" calcext:value-type="float">
            <text:p>16.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5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06216" calcext:value-type="float">
            <text:p>16.20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5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24504" calcext:value-type="float">
            <text:p>16.22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5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4584" calcext:value-type="float">
            <text:p>16.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5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64128" calcext:value-type="float">
            <text:p>16.26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5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6108" calcext:value-type="float">
            <text:p>16.26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5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82416" calcext:value-type="float">
            <text:p>16.28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5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18992" calcext:value-type="float">
            <text:p>16.31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5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55568" calcext:value-type="float">
            <text:p>16.35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5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5252" calcext:value-type="float">
            <text:p>16.35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5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58616" calcext:value-type="float">
            <text:p>16.35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5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22624" calcext:value-type="float">
            <text:p>16.42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5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92728" calcext:value-type="float">
            <text:p>16.49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5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93312" calcext:value-type="float">
            <text:p>16.59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5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5732" calcext:value-type="float">
            <text:p>16.65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5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35984" calcext:value-type="float">
            <text:p>16.63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5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9636" calcext:value-type="float">
            <text:p>16.59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5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75024" calcext:value-type="float">
            <text:p>16.57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5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17112" calcext:value-type="float">
            <text:p>16.51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5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592" calcext:value-type="float">
            <text:p>16.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5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16528" calcext:value-type="float">
            <text:p>16.41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5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25672" calcext:value-type="float">
            <text:p>16.42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5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7444" calcext:value-type="float">
            <text:p>16.47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5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47592" calcext:value-type="float">
            <text:p>16.54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5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354" calcext:value-type="float">
            <text:p>16.53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5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11016" calcext:value-type="float">
            <text:p>16.51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5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95776" calcext:value-type="float">
            <text:p>16.49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5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7444" calcext:value-type="float">
            <text:p>16.47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5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40912" calcext:value-type="float">
            <text:p>16.44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5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83" calcext:value-type="float">
            <text:p>16.3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5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34232" calcext:value-type="float">
            <text:p>16.33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5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2204" calcext:value-type="float">
            <text:p>16.32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5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6424" calcext:value-type="float">
            <text:p>16.34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5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86048" calcext:value-type="float">
            <text:p>16.38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5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2872" calcext:value-type="float">
            <text:p>16.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5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62248" calcext:value-type="float">
            <text:p>16.46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5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98824" calcext:value-type="float">
            <text:p>16.49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5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11016" calcext:value-type="float">
            <text:p>16.51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5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86632" calcext:value-type="float">
            <text:p>16.48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5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8968" calcext:value-type="float">
            <text:p>16.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5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01288" calcext:value-type="float">
            <text:p>16.40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5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0328" calcext:value-type="float">
            <text:p>16.34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5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9156" calcext:value-type="float">
            <text:p>16.29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5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58032" calcext:value-type="float">
            <text:p>16.25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5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6592" calcext:value-type="float">
            <text:p>16.16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5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48304" calcext:value-type="float">
            <text:p>16.14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5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51352" calcext:value-type="float">
            <text:p>16.15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5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48304" calcext:value-type="float">
            <text:p>16.14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5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544" calcext:value-type="float">
            <text:p>16.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5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51352" calcext:value-type="float">
            <text:p>16.15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5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3544" calcext:value-type="float">
            <text:p>16.16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5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964" calcext:value-type="float">
            <text:p>16.16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964" calcext:value-type="float">
            <text:p>16.16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5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3544" calcext:value-type="float">
            <text:p>16.16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5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78784" calcext:value-type="float">
            <text:p>16.17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5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87928" calcext:value-type="float">
            <text:p>16.18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5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97072" calcext:value-type="float">
            <text:p>16.19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5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12312" calcext:value-type="float">
            <text:p>16.21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5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12312" calcext:value-type="float">
            <text:p>16.21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5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27552" calcext:value-type="float">
            <text:p>16.22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5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64128" calcext:value-type="float">
            <text:p>16.26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5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632" calcext:value-type="float">
            <text:p>16.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5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97656" calcext:value-type="float">
            <text:p>16.29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5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64128" calcext:value-type="float">
            <text:p>16.26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5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6108" calcext:value-type="float">
            <text:p>16.26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5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48888" calcext:value-type="float">
            <text:p>16.24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5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64128" calcext:value-type="float">
            <text:p>16.26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5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6108" calcext:value-type="float">
            <text:p>16.26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51936" calcext:value-type="float">
            <text:p>16.25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5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42792" calcext:value-type="float">
            <text:p>16.24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5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3648" calcext:value-type="float">
            <text:p>16.23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5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12312" calcext:value-type="float">
            <text:p>16.21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5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78784" calcext:value-type="float">
            <text:p>16.17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5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0496" calcext:value-type="float">
            <text:p>16.16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5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544" calcext:value-type="float">
            <text:p>16.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5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45256" calcext:value-type="float">
            <text:p>16.14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5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544" calcext:value-type="float">
            <text:p>16.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5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0496" calcext:value-type="float">
            <text:p>16.16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72688" calcext:value-type="float">
            <text:p>16.17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5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75736" calcext:value-type="float">
            <text:p>16.17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5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8488" calcext:value-type="float">
            <text:p>16.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5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97072" calcext:value-type="float">
            <text:p>16.19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5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12312" calcext:value-type="float">
            <text:p>16.21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58032" calcext:value-type="float">
            <text:p>16.25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5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9156" calcext:value-type="float">
            <text:p>16.29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5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85464" calcext:value-type="float">
            <text:p>16.28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5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27552" calcext:value-type="float">
            <text:p>16.22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5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48304" calcext:value-type="float">
            <text:p>16.14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5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2392" calcext:value-type="float">
            <text:p>16.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5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7152" calcext:value-type="float">
            <text:p>15.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5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6176" calcext:value-type="float">
            <text:p>15.88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5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70936" calcext:value-type="float">
            <text:p>15.87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5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58744" calcext:value-type="float">
            <text:p>15.85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5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3504" calcext:value-type="float">
            <text:p>15.84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5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22168" calcext:value-type="float">
            <text:p>15.82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5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1912" calcext:value-type="float">
            <text:p>15.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5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25216" calcext:value-type="float">
            <text:p>15.82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5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1912" calcext:value-type="float">
            <text:p>15.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5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91688" calcext:value-type="float">
            <text:p>15.79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5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82544" calcext:value-type="float">
            <text:p>15.78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5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85592" calcext:value-type="float">
            <text:p>15.78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5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82544" calcext:value-type="float">
            <text:p>15.78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5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82544" calcext:value-type="float">
            <text:p>15.78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5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61208" calcext:value-type="float">
            <text:p>15.76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5816" calcext:value-type="float">
            <text:p>15.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5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5816" calcext:value-type="float">
            <text:p>15.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5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5816" calcext:value-type="float">
            <text:p>15.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5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52064" calcext:value-type="float">
            <text:p>15.75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5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49016" calcext:value-type="float">
            <text:p>15.74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4292" calcext:value-type="float">
            <text:p>15.74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5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3776" calcext:value-type="float">
            <text:p>15.73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5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21584" calcext:value-type="float">
            <text:p>15.72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5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6344" calcext:value-type="float">
            <text:p>15.70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5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3296" calcext:value-type="float">
            <text:p>15.70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3296" calcext:value-type="float">
            <text:p>15.70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5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3296" calcext:value-type="float">
            <text:p>15.70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5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72" calcext:value-type="float">
            <text:p>15.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5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9392" calcext:value-type="float">
            <text:p>15.70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5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6344" calcext:value-type="float">
            <text:p>15.70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72" calcext:value-type="float">
            <text:p>15.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5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1104" calcext:value-type="float">
            <text:p>15.69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5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85008" calcext:value-type="float">
            <text:p>15.68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5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78912" calcext:value-type="float">
            <text:p>15.67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5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0416" calcext:value-type="float">
            <text:p>15.52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45384" calcext:value-type="float">
            <text:p>15.64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5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87344" calcext:value-type="float">
            <text:p>16.08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5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6488" calcext:value-type="float">
            <text:p>16.09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5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0868" calcext:value-type="float">
            <text:p>16.10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5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14776" calcext:value-type="float">
            <text:p>16.11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14776" calcext:value-type="float">
            <text:p>16.11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5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20872" calcext:value-type="float">
            <text:p>16.12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5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17824" calcext:value-type="float">
            <text:p>16.11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5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05632" calcext:value-type="float">
            <text:p>16.10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5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0868" calcext:value-type="float">
            <text:p>16.10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20872" calcext:value-type="float">
            <text:p>16.12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5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6112" calcext:value-type="float">
            <text:p>16.13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5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3064" calcext:value-type="float">
            <text:p>16.13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5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6112" calcext:value-type="float">
            <text:p>16.13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5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916" calcext:value-type="float">
            <text:p>16.13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51352" calcext:value-type="float">
            <text:p>16.15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5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78784" calcext:value-type="float">
            <text:p>16.17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5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87928" calcext:value-type="float">
            <text:p>16.18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5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03168" calcext:value-type="float">
            <text:p>16.20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5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4584" calcext:value-type="float">
            <text:p>16.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0224" calcext:value-type="float">
            <text:p>16.27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5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18408" calcext:value-type="float">
            <text:p>16.21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5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11728" calcext:value-type="float">
            <text:p>16.11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5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8488" calcext:value-type="float">
            <text:p>16.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5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0016" calcext:value-type="float">
            <text:p>16.13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17824" calcext:value-type="float">
            <text:p>16.11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5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11728" calcext:value-type="float">
            <text:p>16.11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5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05632" calcext:value-type="float">
            <text:p>16.10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5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11728" calcext:value-type="float">
            <text:p>16.11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5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11728" calcext:value-type="float">
            <text:p>16.11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69056" calcext:value-type="float">
            <text:p>16.06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5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69056" calcext:value-type="float">
            <text:p>16.06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5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66008" calcext:value-type="float">
            <text:p>16.06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5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59912" calcext:value-type="float">
            <text:p>16.05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5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59912" calcext:value-type="float">
            <text:p>16.05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5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6296" calcext:value-type="float">
            <text:p>16.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782" calcext:value-type="float">
            <text:p>16.07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5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17824" calcext:value-type="float">
            <text:p>16.11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5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916" calcext:value-type="float">
            <text:p>16.13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5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916" calcext:value-type="float">
            <text:p>16.13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5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75736" calcext:value-type="float">
            <text:p>16.17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94024" calcext:value-type="float">
            <text:p>16.19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5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21456" calcext:value-type="float">
            <text:p>16.22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5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3648" calcext:value-type="float">
            <text:p>16.23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5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632" calcext:value-type="float">
            <text:p>16.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5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82416" calcext:value-type="float">
            <text:p>16.28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85464" calcext:value-type="float">
            <text:p>16.28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5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9156" calcext:value-type="float">
            <text:p>16.29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5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28136" calcext:value-type="float">
            <text:p>16.32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5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61664" calcext:value-type="float">
            <text:p>16.36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5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3376" calcext:value-type="float">
            <text:p>16.34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64128" calcext:value-type="float">
            <text:p>16.26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5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72688" calcext:value-type="float">
            <text:p>16.17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5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02584" calcext:value-type="float">
            <text:p>16.10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5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9536" calcext:value-type="float">
            <text:p>16.09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5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2392" calcext:value-type="float">
            <text:p>16.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48304" calcext:value-type="float">
            <text:p>16.14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5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3544" calcext:value-type="float">
            <text:p>16.16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5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51352" calcext:value-type="float">
            <text:p>16.15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5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48304" calcext:value-type="float">
            <text:p>16.14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5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45256" calcext:value-type="float">
            <text:p>16.14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87928" calcext:value-type="float">
            <text:p>16.18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5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42792" calcext:value-type="float">
            <text:p>16.24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5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94608" calcext:value-type="float">
            <text:p>16.29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5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2204" calcext:value-type="float">
            <text:p>16.32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5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58032" calcext:value-type="float">
            <text:p>16.25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78784" calcext:value-type="float">
            <text:p>16.17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5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78784" calcext:value-type="float">
            <text:p>16.17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5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06216" calcext:value-type="float">
            <text:p>16.20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5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1536" calcext:value-type="float">
            <text:p>16.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5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4584" calcext:value-type="float">
            <text:p>16.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9368" calcext:value-type="float">
            <text:p>16.27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5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42792" calcext:value-type="float">
            <text:p>16.24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5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12312" calcext:value-type="float">
            <text:p>16.21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5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12312" calcext:value-type="float">
            <text:p>16.21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5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88512" calcext:value-type="float">
            <text:p>16.28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64128" calcext:value-type="float">
            <text:p>16.26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5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0704" calcext:value-type="float">
            <text:p>16.30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5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3728" calcext:value-type="float">
            <text:p>16.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5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5252" calcext:value-type="float">
            <text:p>16.35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5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0328" calcext:value-type="float">
            <text:p>16.34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51936" calcext:value-type="float">
            <text:p>16.25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5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31184" calcext:value-type="float">
            <text:p>16.33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5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6424" calcext:value-type="float">
            <text:p>16.34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5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79952" calcext:value-type="float">
            <text:p>16.37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5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1348" calcext:value-type="float">
            <text:p>16.41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6424" calcext:value-type="float">
            <text:p>16.34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5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3752" calcext:value-type="float">
            <text:p>16.30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5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94608" calcext:value-type="float">
            <text:p>16.29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5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3752" calcext:value-type="float">
            <text:p>16.30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5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6424" calcext:value-type="float">
            <text:p>16.34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6108" calcext:value-type="float">
            <text:p>16.26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5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81832" calcext:value-type="float">
            <text:p>16.18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5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782" calcext:value-type="float">
            <text:p>16.07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5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81248" calcext:value-type="float">
            <text:p>16.08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5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2392" calcext:value-type="float">
            <text:p>16.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3064" calcext:value-type="float">
            <text:p>16.13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5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51352" calcext:value-type="float">
            <text:p>16.15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5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90976" calcext:value-type="float">
            <text:p>16.19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5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09264" calcext:value-type="float">
            <text:p>16.20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5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48888" calcext:value-type="float">
            <text:p>16.24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42792" calcext:value-type="float">
            <text:p>16.24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5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18408" calcext:value-type="float">
            <text:p>16.21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5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94024" calcext:value-type="float">
            <text:p>16.19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5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78784" calcext:value-type="float">
            <text:p>16.17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5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3544" calcext:value-type="float">
            <text:p>16.16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42208" calcext:value-type="float">
            <text:p>16.14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5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72104" calcext:value-type="float">
            <text:p>16.07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5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66008" calcext:value-type="float">
            <text:p>16.06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5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0392" calcext:value-type="float">
            <text:p>16.09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5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35528" calcext:value-type="float">
            <text:p>16.03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68472" calcext:value-type="float">
            <text:p>15.96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5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4104" calcext:value-type="float">
            <text:p>15.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5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07512" calcext:value-type="float">
            <text:p>15.90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5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6484" calcext:value-type="float">
            <text:p>15.86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5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0456" calcext:value-type="float">
            <text:p>15.84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3504" calcext:value-type="float">
            <text:p>15.84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5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96" calcext:value-type="float">
            <text:p>15.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5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13024" calcext:value-type="float">
            <text:p>15.81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5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28264" calcext:value-type="float">
            <text:p>15.82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5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96" calcext:value-type="float">
            <text:p>15.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5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6552" calcext:value-type="float">
            <text:p>15.84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5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16072" calcext:value-type="float">
            <text:p>15.81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5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0456" calcext:value-type="float">
            <text:p>15.84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5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3128" calcext:value-type="float">
            <text:p>15.88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5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008" calcext:value-type="float">
            <text:p>15.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5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77032" calcext:value-type="float">
            <text:p>15.87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5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6176" calcext:value-type="float">
            <text:p>15.88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5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58744" calcext:value-type="float">
            <text:p>15.85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5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67888" calcext:value-type="float">
            <text:p>15.86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5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73984" calcext:value-type="float">
            <text:p>15.87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5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3128" calcext:value-type="float">
            <text:p>15.88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5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01416" calcext:value-type="float">
            <text:p>15.90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5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07512" calcext:value-type="float">
            <text:p>15.90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5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9532" calcext:value-type="float">
            <text:p>15.89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5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58744" calcext:value-type="float">
            <text:p>15.85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5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37408" calcext:value-type="float">
            <text:p>15.83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5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96" calcext:value-type="float">
            <text:p>15.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5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6552" calcext:value-type="float">
            <text:p>15.84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5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22168" calcext:value-type="float">
            <text:p>15.82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5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6552" calcext:value-type="float">
            <text:p>15.84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5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28264" calcext:value-type="float">
            <text:p>15.82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5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6448" calcext:value-type="float">
            <text:p>15.77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5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8864" calcext:value-type="float">
            <text:p>15.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5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16072" calcext:value-type="float">
            <text:p>15.81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5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94736" calcext:value-type="float">
            <text:p>15.79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5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8864" calcext:value-type="float">
            <text:p>15.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5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94736" calcext:value-type="float">
            <text:p>15.79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5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91688" calcext:value-type="float">
            <text:p>15.79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5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94736" calcext:value-type="float">
            <text:p>15.79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5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16072" calcext:value-type="float">
            <text:p>15.81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5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16072" calcext:value-type="float">
            <text:p>15.81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5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16072" calcext:value-type="float">
            <text:p>15.81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5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16072" calcext:value-type="float">
            <text:p>15.81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5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388" calcext:value-type="float">
            <text:p>15.80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5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82544" calcext:value-type="float">
            <text:p>15.78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5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85592" calcext:value-type="float">
            <text:p>15.78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5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6928" calcext:value-type="float">
            <text:p>15.80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5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25216" calcext:value-type="float">
            <text:p>15.82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5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3436" calcext:value-type="float">
            <text:p>15.83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5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3504" calcext:value-type="float">
            <text:p>15.84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5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25216" calcext:value-type="float">
            <text:p>15.82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5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94736" calcext:value-type="float">
            <text:p>15.79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5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85592" calcext:value-type="float">
            <text:p>15.78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5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5816" calcext:value-type="float">
            <text:p>15.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0728" calcext:value-type="float">
            <text:p>15.73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5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1104" calcext:value-type="float">
            <text:p>15.69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5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45384" calcext:value-type="float">
            <text:p>15.64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5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9288" calcext:value-type="float">
            <text:p>15.63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5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9768" calcext:value-type="float">
            <text:p>15.66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57576" calcext:value-type="float">
            <text:p>15.65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5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48432" calcext:value-type="float">
            <text:p>15.64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5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9288" calcext:value-type="float">
            <text:p>15.63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5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2712" calcext:value-type="float">
            <text:p>15.60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5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8808" calcext:value-type="float">
            <text:p>15.60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24048" calcext:value-type="float">
            <text:p>15.62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5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27096" calcext:value-type="float">
            <text:p>15.62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5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88056" calcext:value-type="float">
            <text:p>15.68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5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1104" calcext:value-type="float">
            <text:p>15.69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5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78912" calcext:value-type="float">
            <text:p>15.67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5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48432" calcext:value-type="float">
            <text:p>15.64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5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672" calcext:value-type="float">
            <text:p>15.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5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72" calcext:value-type="float">
            <text:p>15.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5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2768" calcext:value-type="float">
            <text:p>15.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5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9872" calcext:value-type="float">
            <text:p>15.73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4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1244" calcext:value-type="float">
            <text:p>15.71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4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24048" calcext:value-type="float">
            <text:p>15.62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4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624" calcext:value-type="float">
            <text:p>15.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4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24048" calcext:value-type="float">
            <text:p>15.62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4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9288" calcext:value-type="float">
            <text:p>15.63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4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27096" calcext:value-type="float">
            <text:p>15.62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4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54528" calcext:value-type="float">
            <text:p>15.65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4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78912" calcext:value-type="float">
            <text:p>15.67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4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4152" calcext:value-type="float">
            <text:p>15.69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4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9392" calcext:value-type="float">
            <text:p>15.70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4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21584" calcext:value-type="float">
            <text:p>15.72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4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2768" calcext:value-type="float">
            <text:p>15.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4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18536" calcext:value-type="float">
            <text:p>15.71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4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18536" calcext:value-type="float">
            <text:p>15.71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4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1244" calcext:value-type="float">
            <text:p>15.71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4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21584" calcext:value-type="float">
            <text:p>15.72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4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21584" calcext:value-type="float">
            <text:p>15.72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4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21584" calcext:value-type="float">
            <text:p>15.72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4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24632" calcext:value-type="float">
            <text:p>15.72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4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3776" calcext:value-type="float">
            <text:p>15.73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4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4292" calcext:value-type="float">
            <text:p>15.74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4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21584" calcext:value-type="float">
            <text:p>15.72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4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1244" calcext:value-type="float">
            <text:p>15.71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4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9872" calcext:value-type="float">
            <text:p>15.73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4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64256" calcext:value-type="float">
            <text:p>15.76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4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388" calcext:value-type="float">
            <text:p>15.80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4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388" calcext:value-type="float">
            <text:p>15.80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4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6928" calcext:value-type="float">
            <text:p>15.80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4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31312" calcext:value-type="float">
            <text:p>15.83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4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13024" calcext:value-type="float">
            <text:p>15.81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4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0832" calcext:value-type="float">
            <text:p>15.80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4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97784" calcext:value-type="float">
            <text:p>15.79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4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85592" calcext:value-type="float">
            <text:p>15.78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4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45968" calcext:value-type="float">
            <text:p>15.74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4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2768" calcext:value-type="float">
            <text:p>15.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4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61208" calcext:value-type="float">
            <text:p>15.76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4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55112" calcext:value-type="float">
            <text:p>15.75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4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49016" calcext:value-type="float">
            <text:p>15.74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4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6824" calcext:value-type="float">
            <text:p>15.73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4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67304" calcext:value-type="float">
            <text:p>15.76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4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45968" calcext:value-type="float">
            <text:p>15.74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4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9392" calcext:value-type="float">
            <text:p>15.70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4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85008" calcext:value-type="float">
            <text:p>15.68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4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75864" calcext:value-type="float">
            <text:p>15.67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4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0248" calcext:value-type="float">
            <text:p>15.70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4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15488" calcext:value-type="float">
            <text:p>15.71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4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0728" calcext:value-type="float">
            <text:p>15.73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4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45968" calcext:value-type="float">
            <text:p>15.74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4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5816" calcext:value-type="float">
            <text:p>15.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4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61208" calcext:value-type="float">
            <text:p>15.76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4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55112" calcext:value-type="float">
            <text:p>15.75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4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67304" calcext:value-type="float">
            <text:p>15.76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4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97784" calcext:value-type="float">
            <text:p>15.79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4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31312" calcext:value-type="float">
            <text:p>15.83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4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0456" calcext:value-type="float">
            <text:p>15.84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4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96" calcext:value-type="float">
            <text:p>15.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4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61792" calcext:value-type="float">
            <text:p>15.86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4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58744" calcext:value-type="float">
            <text:p>15.85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4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6176" calcext:value-type="float">
            <text:p>15.88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4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28848" calcext:value-type="float">
            <text:p>15.92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4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22752" calcext:value-type="float">
            <text:p>15.92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4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68472" calcext:value-type="float">
            <text:p>15.96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7152" calcext:value-type="float">
            <text:p>15.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4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83712" calcext:value-type="float">
            <text:p>15.98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4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77616" calcext:value-type="float">
            <text:p>15.97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4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25088" calcext:value-type="float">
            <text:p>16.32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4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68" calcext:value-type="float">
            <text:p>16.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58032" calcext:value-type="float">
            <text:p>16.25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4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24504" calcext:value-type="float">
            <text:p>16.22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4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1536" calcext:value-type="float">
            <text:p>16.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4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24504" calcext:value-type="float">
            <text:p>16.22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4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24504" calcext:value-type="float">
            <text:p>16.22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24504" calcext:value-type="float">
            <text:p>16.22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4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87928" calcext:value-type="float">
            <text:p>16.18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4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75152" calcext:value-type="float">
            <text:p>16.07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4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95904" calcext:value-type="float">
            <text:p>15.99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4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68472" calcext:value-type="float">
            <text:p>15.96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44088" calcext:value-type="float">
            <text:p>15.94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4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34944" calcext:value-type="float">
            <text:p>15.93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4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04464" calcext:value-type="float">
            <text:p>15.90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4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92272" calcext:value-type="float">
            <text:p>15.89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4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9532" calcext:value-type="float">
            <text:p>15.89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04464" calcext:value-type="float">
            <text:p>15.90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4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01416" calcext:value-type="float">
            <text:p>15.90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4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07512" calcext:value-type="float">
            <text:p>15.90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4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3608" calcext:value-type="float">
            <text:p>15.91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4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22752" calcext:value-type="float">
            <text:p>15.92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9704" calcext:value-type="float">
            <text:p>15.91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4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34944" calcext:value-type="float">
            <text:p>15.93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4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37992" calcext:value-type="float">
            <text:p>15.93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4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5628" calcext:value-type="float">
            <text:p>15.95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4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74568" calcext:value-type="float">
            <text:p>15.97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59328" calcext:value-type="float">
            <text:p>15.95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4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62376" calcext:value-type="float">
            <text:p>15.96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4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53232" calcext:value-type="float">
            <text:p>15.95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4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50184" calcext:value-type="float">
            <text:p>15.95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4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9532" calcext:value-type="float">
            <text:p>15.89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92272" calcext:value-type="float">
            <text:p>15.89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4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28848" calcext:value-type="float">
            <text:p>15.92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4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53232" calcext:value-type="float">
            <text:p>15.95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4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95904" calcext:value-type="float">
            <text:p>15.99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4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44672" calcext:value-type="float">
            <text:p>16.04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782" calcext:value-type="float">
            <text:p>16.07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4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87344" calcext:value-type="float">
            <text:p>16.08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4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4772" calcext:value-type="float">
            <text:p>16.04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4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20288" calcext:value-type="float">
            <text:p>16.02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4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34944" calcext:value-type="float">
            <text:p>15.93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58744" calcext:value-type="float">
            <text:p>15.85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4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3504" calcext:value-type="float">
            <text:p>15.84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4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85592" calcext:value-type="float">
            <text:p>15.78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4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3296" calcext:value-type="float">
            <text:p>15.70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4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1104" calcext:value-type="float">
            <text:p>15.69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6344" calcext:value-type="float">
            <text:p>15.70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4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0728" calcext:value-type="float">
            <text:p>15.73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4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4292" calcext:value-type="float">
            <text:p>15.74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4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9872" calcext:value-type="float">
            <text:p>15.73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4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6824" calcext:value-type="float">
            <text:p>15.73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49016" calcext:value-type="float">
            <text:p>15.74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4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52064" calcext:value-type="float">
            <text:p>15.75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4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5816" calcext:value-type="float">
            <text:p>15.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4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9496" calcext:value-type="float">
            <text:p>15.77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4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82544" calcext:value-type="float">
            <text:p>15.78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4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91688" calcext:value-type="float">
            <text:p>15.79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85592" calcext:value-type="float">
            <text:p>15.78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4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91688" calcext:value-type="float">
            <text:p>15.79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4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97784" calcext:value-type="float">
            <text:p>15.79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4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6552" calcext:value-type="float">
            <text:p>15.84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4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58744" calcext:value-type="float">
            <text:p>15.85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6176" calcext:value-type="float">
            <text:p>15.88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4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9532" calcext:value-type="float">
            <text:p>15.89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4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04464" calcext:value-type="float">
            <text:p>15.90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4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3608" calcext:value-type="float">
            <text:p>15.91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4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04464" calcext:value-type="float">
            <text:p>15.90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9532" calcext:value-type="float">
            <text:p>15.89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4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6176" calcext:value-type="float">
            <text:p>15.88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4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6484" calcext:value-type="float">
            <text:p>15.86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4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52648" calcext:value-type="float">
            <text:p>15.85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4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6552" calcext:value-type="float">
            <text:p>15.84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52648" calcext:value-type="float">
            <text:p>15.85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4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056" calcext:value-type="float">
            <text:p>15.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4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9224" calcext:value-type="float">
            <text:p>15.88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4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6928" calcext:value-type="float">
            <text:p>15.80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4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97784" calcext:value-type="float">
            <text:p>15.79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94736" calcext:value-type="float">
            <text:p>15.79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4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91688" calcext:value-type="float">
            <text:p>15.79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4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67304" calcext:value-type="float">
            <text:p>15.76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4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55112" calcext:value-type="float">
            <text:p>15.75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4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55112" calcext:value-type="float">
            <text:p>15.75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6824" calcext:value-type="float">
            <text:p>15.73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4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21584" calcext:value-type="float">
            <text:p>15.72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4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9392" calcext:value-type="float">
            <text:p>15.70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4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24632" calcext:value-type="float">
            <text:p>15.72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4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3776" calcext:value-type="float">
            <text:p>15.73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4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2768" calcext:value-type="float">
            <text:p>15.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4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2768" calcext:value-type="float">
            <text:p>15.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4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4292" calcext:value-type="float">
            <text:p>15.74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4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55112" calcext:value-type="float">
            <text:p>15.75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4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6448" calcext:value-type="float">
            <text:p>15.77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4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388" calcext:value-type="float">
            <text:p>15.80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96" calcext:value-type="float">
            <text:p>15.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4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6176" calcext:value-type="float">
            <text:p>15.88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4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3608" calcext:value-type="float">
            <text:p>15.91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4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47136" calcext:value-type="float">
            <text:p>15.94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4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8676" calcext:value-type="float">
            <text:p>15.98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26384" calcext:value-type="float">
            <text:p>16.02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4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38576" calcext:value-type="float">
            <text:p>16.03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4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68472" calcext:value-type="float">
            <text:p>15.96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4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92272" calcext:value-type="float">
            <text:p>15.89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4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3128" calcext:value-type="float">
            <text:p>15.88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008" calcext:value-type="float">
            <text:p>15.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4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98368" calcext:value-type="float">
            <text:p>15.89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4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3608" calcext:value-type="float">
            <text:p>15.91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4-07-12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68472" calcext:value-type="float">
            <text:p>15.96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0624" calcext:value-type="float">
            <text:p>15.66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4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11856" calcext:value-type="float">
            <text:p>15.61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4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1376" calcext:value-type="float">
            <text:p>15.58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4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8328" calcext:value-type="float">
            <text:p>15.57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4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9184" calcext:value-type="float">
            <text:p>15.56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004" calcext:value-type="float">
            <text:p>15.56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4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50896" calcext:value-type="float">
            <text:p>15.55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4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7848" calcext:value-type="float">
            <text:p>15.54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4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50896" calcext:value-type="float">
            <text:p>15.55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4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53944" calcext:value-type="float">
            <text:p>15.55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4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6136" calcext:value-type="float">
            <text:p>15.56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4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2232" calcext:value-type="float">
            <text:p>15.57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4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6616" calcext:value-type="float">
            <text:p>15.59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4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1376" calcext:value-type="float">
            <text:p>15.58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4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9184" calcext:value-type="float">
            <text:p>15.56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53944" calcext:value-type="float">
            <text:p>15.55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4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7848" calcext:value-type="float">
            <text:p>15.54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4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7848" calcext:value-type="float">
            <text:p>15.54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4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32608" calcext:value-type="float">
            <text:p>15.53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4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9908" calcext:value-type="float">
            <text:p>15.49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35072" calcext:value-type="float">
            <text:p>15.43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4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01544" calcext:value-type="float">
            <text:p>15.40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4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74112" calcext:value-type="float">
            <text:p>15.37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4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668" calcext:value-type="float">
            <text:p>15.34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4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9248" calcext:value-type="float">
            <text:p>15.31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94864" calcext:value-type="float">
            <text:p>15.29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4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9624" calcext:value-type="float">
            <text:p>15.27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4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048" calcext:value-type="float">
            <text:p>15.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4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67432" calcext:value-type="float">
            <text:p>15.26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4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64384" calcext:value-type="float">
            <text:p>15.26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4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67432" calcext:value-type="float">
            <text:p>15.26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4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3528" calcext:value-type="float">
            <text:p>15.27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4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6576" calcext:value-type="float">
            <text:p>15.27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4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524" calcext:value-type="float">
            <text:p>15.25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4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5616" calcext:value-type="float">
            <text:p>15.21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4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0376" calcext:value-type="float">
            <text:p>15.20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8184" calcext:value-type="float">
            <text:p>15.18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4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5992" calcext:value-type="float">
            <text:p>15.17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4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38" calcext:value-type="float">
            <text:p>15.16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4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54656" calcext:value-type="float">
            <text:p>15.15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4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5512" calcext:value-type="float">
            <text:p>15.14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9416" calcext:value-type="float">
            <text:p>15.13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4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856" calcext:value-type="float">
            <text:p>15.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4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0272" calcext:value-type="float">
            <text:p>15.13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4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8896" calcext:value-type="float">
            <text:p>14.78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4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1984" calcext:value-type="float">
            <text:p>15.11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04136" calcext:value-type="float">
            <text:p>14.80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4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1984" calcext:value-type="float">
            <text:p>15.11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4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1984" calcext:value-type="float">
            <text:p>15.11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4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1128" calcext:value-type="float">
            <text:p>15.12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4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9416" calcext:value-type="float">
            <text:p>15.13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4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1128" calcext:value-type="float">
            <text:p>15.12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4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9792" calcext:value-type="float">
            <text:p>15.09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4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0648" calcext:value-type="float">
            <text:p>15.09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4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76" calcext:value-type="float">
            <text:p>15.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4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76" calcext:value-type="float">
            <text:p>15.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4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9792" calcext:value-type="float">
            <text:p>15.09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4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76" calcext:value-type="float">
            <text:p>15.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4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0648" calcext:value-type="float">
            <text:p>15.09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4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4552" calcext:value-type="float">
            <text:p>15.08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4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3696" calcext:value-type="float">
            <text:p>15.09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9792" calcext:value-type="float">
            <text:p>15.09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4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0648" calcext:value-type="float">
            <text:p>15.09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4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1504" calcext:value-type="float">
            <text:p>15.08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4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4552" calcext:value-type="float">
            <text:p>15.08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4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76" calcext:value-type="float">
            <text:p>15.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4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9792" calcext:value-type="float">
            <text:p>15.09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4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1128" calcext:value-type="float">
            <text:p>15.12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4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4176" calcext:value-type="float">
            <text:p>15.12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4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856" calcext:value-type="float">
            <text:p>15.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4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38" calcext:value-type="float">
            <text:p>15.16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4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51608" calcext:value-type="float">
            <text:p>15.15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4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38" calcext:value-type="float">
            <text:p>15.16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4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54656" calcext:value-type="float">
            <text:p>15.15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4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57704" calcext:value-type="float">
            <text:p>15.15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4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856" calcext:value-type="float">
            <text:p>15.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51608" calcext:value-type="float">
            <text:p>15.15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4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9896" calcext:value-type="float">
            <text:p>15.16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4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8184" calcext:value-type="float">
            <text:p>15.18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4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428" calcext:value-type="float">
            <text:p>15.19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4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2944" calcext:value-type="float">
            <text:p>15.17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57704" calcext:value-type="float">
            <text:p>15.15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4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38" calcext:value-type="float">
            <text:p>15.16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4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7328" calcext:value-type="float">
            <text:p>15.19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4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8664" calcext:value-type="float">
            <text:p>15.21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4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8664" calcext:value-type="float">
            <text:p>15.21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6952" calcext:value-type="float">
            <text:p>15.23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4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3904" calcext:value-type="float">
            <text:p>15.23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4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" calcext:value-type="float">
            <text:p>15.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4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476" calcext:value-type="float">
            <text:p>15.22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4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6472" calcext:value-type="float">
            <text:p>15.20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4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7808" calcext:value-type="float">
            <text:p>15.22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4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6952" calcext:value-type="float">
            <text:p>15.23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4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" calcext:value-type="float">
            <text:p>15.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4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9144" calcext:value-type="float">
            <text:p>15.24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4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3904" calcext:value-type="float">
            <text:p>15.23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4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5616" calcext:value-type="float">
            <text:p>15.21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4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5136" calcext:value-type="float">
            <text:p>15.18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4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428" calcext:value-type="float">
            <text:p>15.19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4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" calcext:value-type="float">
            <text:p>15.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4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6952" calcext:value-type="float">
            <text:p>15.23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4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6952" calcext:value-type="float">
            <text:p>15.23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6576" calcext:value-type="float">
            <text:p>15.27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4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97912" calcext:value-type="float">
            <text:p>15.29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4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97912" calcext:value-type="float">
            <text:p>15.29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4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2672" calcext:value-type="float">
            <text:p>15.28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4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91816" calcext:value-type="float">
            <text:p>15.29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4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97912" calcext:value-type="float">
            <text:p>15.29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4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8768" calcext:value-type="float">
            <text:p>15.28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4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8768" calcext:value-type="float">
            <text:p>15.28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4-03-12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3632" calcext:value-type="float">
            <text:p>15.34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4-0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64968" calcext:value-type="float">
            <text:p>15.36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4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64968" calcext:value-type="float">
            <text:p>15.36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4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9728" calcext:value-type="float">
            <text:p>15.34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4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64968" calcext:value-type="float">
            <text:p>15.36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4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3256" calcext:value-type="float">
            <text:p>15.38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4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3256" calcext:value-type="float">
            <text:p>15.38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4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3256" calcext:value-type="float">
            <text:p>15.38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4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3256" calcext:value-type="float">
            <text:p>15.38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4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01544" calcext:value-type="float">
            <text:p>15.40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4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3256" calcext:value-type="float">
            <text:p>15.38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4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34488" calcext:value-type="float">
            <text:p>15.33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4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0584" calcext:value-type="float">
            <text:p>15.34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4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8496" calcext:value-type="float">
            <text:p>15.39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4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47264" calcext:value-type="float">
            <text:p>15.44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4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686" calcext:value-type="float">
            <text:p>15.46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4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686" calcext:value-type="float">
            <text:p>15.46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4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71648" calcext:value-type="float">
            <text:p>15.47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4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71648" calcext:value-type="float">
            <text:p>15.47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4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41168" calcext:value-type="float">
            <text:p>15.44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4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0688" calcext:value-type="float">
            <text:p>15.41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4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3256" calcext:value-type="float">
            <text:p>15.38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4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9832" calcext:value-type="float">
            <text:p>15.41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4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686" calcext:value-type="float">
            <text:p>15.46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4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6136" calcext:value-type="float">
            <text:p>15.56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4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27096" calcext:value-type="float">
            <text:p>15.62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4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48432" calcext:value-type="float">
            <text:p>15.64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4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11856" calcext:value-type="float">
            <text:p>15.61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4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9664" calcext:value-type="float">
            <text:p>15.59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4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8808" calcext:value-type="float">
            <text:p>15.60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4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7472" calcext:value-type="float">
            <text:p>15.58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4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38704" calcext:value-type="float">
            <text:p>15.53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4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6512" calcext:value-type="float">
            <text:p>15.52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4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05176" calcext:value-type="float">
            <text:p>15.50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4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65552" calcext:value-type="float">
            <text:p>15.46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4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62504" calcext:value-type="float">
            <text:p>15.46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6888" calcext:value-type="float">
            <text:p>15.48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4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0416" calcext:value-type="float">
            <text:p>15.52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4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6888" calcext:value-type="float">
            <text:p>15.48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4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48" calcext:value-type="float">
            <text:p>15.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4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32608" calcext:value-type="float">
            <text:p>15.53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35656" calcext:value-type="float">
            <text:p>15.53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4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56992" calcext:value-type="float">
            <text:p>15.55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4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3568" calcext:value-type="float">
            <text:p>15.59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4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6616" calcext:value-type="float">
            <text:p>15.59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4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8808" calcext:value-type="float">
            <text:p>15.60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3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2712" calcext:value-type="float">
            <text:p>15.60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3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17952" calcext:value-type="float">
            <text:p>15.61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3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0144" calcext:value-type="float">
            <text:p>15.63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3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24048" calcext:value-type="float">
            <text:p>15.62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3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576" calcext:value-type="float">
            <text:p>15.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3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2712" calcext:value-type="float">
            <text:p>15.60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3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14904" calcext:value-type="float">
            <text:p>15.61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3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3568" calcext:value-type="float">
            <text:p>15.59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3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2712" calcext:value-type="float">
            <text:p>15.60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3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14904" calcext:value-type="float">
            <text:p>15.61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3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2712" calcext:value-type="float">
            <text:p>15.60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3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3568" calcext:value-type="float">
            <text:p>15.59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3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1376" calcext:value-type="float">
            <text:p>15.58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3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56992" calcext:value-type="float">
            <text:p>15.55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3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7848" calcext:value-type="float">
            <text:p>15.54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3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50896" calcext:value-type="float">
            <text:p>15.55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3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50896" calcext:value-type="float">
            <text:p>15.55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3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3088" calcext:value-type="float">
            <text:p>15.56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3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528" calcext:value-type="float">
            <text:p>15.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3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2232" calcext:value-type="float">
            <text:p>15.57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3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56992" calcext:value-type="float">
            <text:p>15.55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3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2232" calcext:value-type="float">
            <text:p>15.57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3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3464" calcext:value-type="float">
            <text:p>15.52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3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956" calcext:value-type="float">
            <text:p>15.52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3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53944" calcext:value-type="float">
            <text:p>15.55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3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7472" calcext:value-type="float">
            <text:p>15.58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3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7472" calcext:value-type="float">
            <text:p>15.58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3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6512" calcext:value-type="float">
            <text:p>15.52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3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38704" calcext:value-type="float">
            <text:p>15.53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3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956" calcext:value-type="float">
            <text:p>15.52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3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32608" calcext:value-type="float">
            <text:p>15.53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3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1432" calcext:value-type="float">
            <text:p>15.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3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004" calcext:value-type="float">
            <text:p>15.56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3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3568" calcext:value-type="float">
            <text:p>15.59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3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9664" calcext:value-type="float">
            <text:p>15.59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3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2232" calcext:value-type="float">
            <text:p>15.57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3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9184" calcext:value-type="float">
            <text:p>15.56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3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052" calcext:value-type="float">
            <text:p>15.59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3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4424" calcext:value-type="float">
            <text:p>15.58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3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3568" calcext:value-type="float">
            <text:p>15.59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3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11856" calcext:value-type="float">
            <text:p>15.61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3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0144" calcext:value-type="float">
            <text:p>15.63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3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45384" calcext:value-type="float">
            <text:p>15.64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3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3672" calcext:value-type="float">
            <text:p>15.66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3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0624" calcext:value-type="float">
            <text:p>15.66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3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9768" calcext:value-type="float">
            <text:p>15.66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3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75864" calcext:value-type="float">
            <text:p>15.67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3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72816" calcext:value-type="float">
            <text:p>15.67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3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75864" calcext:value-type="float">
            <text:p>15.67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3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0248" calcext:value-type="float">
            <text:p>15.70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3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85008" calcext:value-type="float">
            <text:p>15.68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3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88056" calcext:value-type="float">
            <text:p>15.68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3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75864" calcext:value-type="float">
            <text:p>15.67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3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72" calcext:value-type="float">
            <text:p>15.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3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6344" calcext:value-type="float">
            <text:p>15.70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3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18536" calcext:value-type="float">
            <text:p>15.71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3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9768" calcext:value-type="float">
            <text:p>15.66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3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672" calcext:value-type="float">
            <text:p>15.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3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72816" calcext:value-type="float">
            <text:p>15.67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3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1104" calcext:value-type="float">
            <text:p>15.69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3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15488" calcext:value-type="float">
            <text:p>15.71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3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24632" calcext:value-type="float">
            <text:p>15.72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3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1104" calcext:value-type="float">
            <text:p>15.69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3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3672" calcext:value-type="float">
            <text:p>15.66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3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672" calcext:value-type="float">
            <text:p>15.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3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85008" calcext:value-type="float">
            <text:p>15.68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3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9768" calcext:value-type="float">
            <text:p>15.66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3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3672" calcext:value-type="float">
            <text:p>15.66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3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3672" calcext:value-type="float">
            <text:p>15.66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3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3672" calcext:value-type="float">
            <text:p>15.66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3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3672" calcext:value-type="float">
            <text:p>15.66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3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3672" calcext:value-type="float">
            <text:p>15.66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3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3672" calcext:value-type="float">
            <text:p>15.66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3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3672" calcext:value-type="float">
            <text:p>15.66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3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3672" calcext:value-type="float">
            <text:p>15.66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3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3672" calcext:value-type="float">
            <text:p>15.66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3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3672" calcext:value-type="float">
            <text:p>15.66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3672" calcext:value-type="float">
            <text:p>15.66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3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3672" calcext:value-type="float">
            <text:p>15.66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3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3672" calcext:value-type="float">
            <text:p>15.66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3-10-12 18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3672" calcext:value-type="float">
            <text:p>15.66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3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42" calcext:value-type="float">
            <text:p>14.55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3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42" calcext:value-type="float">
            <text:p>14.55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3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42" calcext:value-type="float">
            <text:p>14.55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3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42" calcext:value-type="float">
            <text:p>14.55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3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42" calcext:value-type="float">
            <text:p>14.55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42" calcext:value-type="float">
            <text:p>14.55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3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42" calcext:value-type="float">
            <text:p>14.55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3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42" calcext:value-type="float">
            <text:p>14.55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3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42" calcext:value-type="float">
            <text:p>14.55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3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42" calcext:value-type="float">
            <text:p>14.55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3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42" calcext:value-type="float">
            <text:p>14.55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3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42" calcext:value-type="float">
            <text:p>14.55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3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42" calcext:value-type="float">
            <text:p>14.55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3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42" calcext:value-type="float">
            <text:p>14.55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3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42" calcext:value-type="float">
            <text:p>14.55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3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42" calcext:value-type="float">
            <text:p>14.55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3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42" calcext:value-type="float">
            <text:p>14.55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3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42" calcext:value-type="float">
            <text:p>14.55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3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42" calcext:value-type="float">
            <text:p>14.55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3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42" calcext:value-type="float">
            <text:p>14.55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3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42" calcext:value-type="float">
            <text:p>14.55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3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42" calcext:value-type="float">
            <text:p>14.55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3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42" calcext:value-type="float">
            <text:p>14.55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3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42" calcext:value-type="float">
            <text:p>14.55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3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42" calcext:value-type="float">
            <text:p>14.55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3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42" calcext:value-type="float">
            <text:p>14.55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3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42" calcext:value-type="float">
            <text:p>14.55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3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42" calcext:value-type="float">
            <text:p>14.55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3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42" calcext:value-type="float">
            <text:p>14.55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3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42" calcext:value-type="float">
            <text:p>14.55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3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42" calcext:value-type="float">
            <text:p>14.55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3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42" calcext:value-type="float">
            <text:p>14.55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3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42" calcext:value-type="float">
            <text:p>14.55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3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42" calcext:value-type="float">
            <text:p>14.55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3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42" calcext:value-type="float">
            <text:p>14.55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3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42" calcext:value-type="float">
            <text:p>14.55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3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42" calcext:value-type="float">
            <text:p>14.55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3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42" calcext:value-type="float">
            <text:p>14.55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3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42" calcext:value-type="float">
            <text:p>14.55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3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42" calcext:value-type="float">
            <text:p>14.55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3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42" calcext:value-type="float">
            <text:p>14.55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3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42" calcext:value-type="float">
            <text:p>14.55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3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42" calcext:value-type="float">
            <text:p>14.55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3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42" calcext:value-type="float">
            <text:p>14.55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3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42" calcext:value-type="float">
            <text:p>14.55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3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42" calcext:value-type="float">
            <text:p>14.55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3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42" calcext:value-type="float">
            <text:p>14.55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3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42" calcext:value-type="float">
            <text:p>14.55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3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42" calcext:value-type="float">
            <text:p>14.55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3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42" calcext:value-type="float">
            <text:p>14.55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3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42" calcext:value-type="float">
            <text:p>14.55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3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42" calcext:value-type="float">
            <text:p>14.55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3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42" calcext:value-type="float">
            <text:p>14.55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3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42" calcext:value-type="float">
            <text:p>14.55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3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42" calcext:value-type="float">
            <text:p>14.55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3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42" calcext:value-type="float">
            <text:p>14.55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3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42" calcext:value-type="float">
            <text:p>14.55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3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42" calcext:value-type="float">
            <text:p>14.55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3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42" calcext:value-type="float">
            <text:p>14.55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3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42" calcext:value-type="float">
            <text:p>14.55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3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42" calcext:value-type="float">
            <text:p>14.55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3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42" calcext:value-type="float">
            <text:p>14.55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42" calcext:value-type="float">
            <text:p>14.55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3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42" calcext:value-type="float">
            <text:p>14.55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3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42" calcext:value-type="float">
            <text:p>14.55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3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42" calcext:value-type="float">
            <text:p>14.55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3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42" calcext:value-type="float">
            <text:p>14.55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3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42" calcext:value-type="float">
            <text:p>14.55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3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42" calcext:value-type="float">
            <text:p>14.55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3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42" calcext:value-type="float">
            <text:p>14.55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3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42" calcext:value-type="float">
            <text:p>14.55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3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42" calcext:value-type="float">
            <text:p>14.55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3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42" calcext:value-type="float">
            <text:p>14.55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3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42" calcext:value-type="float">
            <text:p>14.55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3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42" calcext:value-type="float">
            <text:p>14.55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3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2632" calcext:value-type="float">
            <text:p>14.96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3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8248" calcext:value-type="float">
            <text:p>14.93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3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0336" calcext:value-type="float">
            <text:p>14.88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3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376" calcext:value-type="float">
            <text:p>14.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3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328" calcext:value-type="float">
            <text:p>14.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3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9804" calcext:value-type="float">
            <text:p>14.79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3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8896" calcext:value-type="float">
            <text:p>14.78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3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6756" calcext:value-type="float">
            <text:p>14.76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3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232" calcext:value-type="float">
            <text:p>14.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3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34032" calcext:value-type="float">
            <text:p>14.73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3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27936" calcext:value-type="float">
            <text:p>14.72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3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30984" calcext:value-type="float">
            <text:p>14.73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3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2184" calcext:value-type="float">
            <text:p>14.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3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7456" calcext:value-type="float">
            <text:p>14.69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3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82216" calcext:value-type="float">
            <text:p>14.68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3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9168" calcext:value-type="float">
            <text:p>14.67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3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51736" calcext:value-type="float">
            <text:p>14.65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3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9544" calcext:value-type="float">
            <text:p>14.63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3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4304" calcext:value-type="float">
            <text:p>14.62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3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992" calcext:value-type="float">
            <text:p>14.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3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5536" calcext:value-type="float">
            <text:p>14.57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3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944" calcext:value-type="float">
            <text:p>14.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3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0296" calcext:value-type="float">
            <text:p>14.56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3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42" calcext:value-type="float">
            <text:p>14.55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3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6768" calcext:value-type="float">
            <text:p>14.52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3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9336" calcext:value-type="float">
            <text:p>14.49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3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14576" calcext:value-type="float">
            <text:p>14.51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3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6288" calcext:value-type="float">
            <text:p>14.49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3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4952" calcext:value-type="float">
            <text:p>14.47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3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65808" calcext:value-type="float">
            <text:p>14.46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3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41424" calcext:value-type="float">
            <text:p>14.44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3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704" calcext:value-type="float">
            <text:p>14.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3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656" calcext:value-type="float">
            <text:p>14.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3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4368" calcext:value-type="float">
            <text:p>14.37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3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132" calcext:value-type="float">
            <text:p>14.37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3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62176" calcext:value-type="float">
            <text:p>14.36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3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9984" calcext:value-type="float">
            <text:p>14.34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3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1696" calcext:value-type="float">
            <text:p>14.33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3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7792" calcext:value-type="float">
            <text:p>14.33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3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56" calcext:value-type="float">
            <text:p>14.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3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9504" calcext:value-type="float">
            <text:p>14.31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3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6456" calcext:value-type="float">
            <text:p>14.31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3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3408" calcext:value-type="float">
            <text:p>14.31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3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07312" calcext:value-type="float">
            <text:p>14.30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3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98168" calcext:value-type="float">
            <text:p>14.29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3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07312" calcext:value-type="float">
            <text:p>14.30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3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04264" calcext:value-type="float">
            <text:p>14.30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3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04264" calcext:value-type="float">
            <text:p>14.30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3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98168" calcext:value-type="float">
            <text:p>14.29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3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01216" calcext:value-type="float">
            <text:p>14.30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3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01216" calcext:value-type="float">
            <text:p>14.30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3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04264" calcext:value-type="float">
            <text:p>14.30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3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9512" calcext:value-type="float">
            <text:p>14.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3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9512" calcext:value-type="float">
            <text:p>14.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3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01216" calcext:value-type="float">
            <text:p>14.30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3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07312" calcext:value-type="float">
            <text:p>14.30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3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3408" calcext:value-type="float">
            <text:p>14.31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3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2552" calcext:value-type="float">
            <text:p>14.32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3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8648" calcext:value-type="float">
            <text:p>14.32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3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92072" calcext:value-type="float">
            <text:p>14.29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3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82928" calcext:value-type="float">
            <text:p>14.28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3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0736" calcext:value-type="float">
            <text:p>14.27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3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8648" calcext:value-type="float">
            <text:p>14.32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3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084" calcext:value-type="float">
            <text:p>14.34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3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4744" calcext:value-type="float">
            <text:p>14.33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3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7792" calcext:value-type="float">
            <text:p>14.33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3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656" calcext:value-type="float">
            <text:p>14.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3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7416" calcext:value-type="float">
            <text:p>14.37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3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4368" calcext:value-type="float">
            <text:p>14.37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3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018" calcext:value-type="float">
            <text:p>14.40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3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704" calcext:value-type="float">
            <text:p>14.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3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0088" calcext:value-type="float">
            <text:p>14.42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3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3992" calcext:value-type="float">
            <text:p>14.41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3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04848" calcext:value-type="float">
            <text:p>14.40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3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07896" calcext:value-type="float">
            <text:p>14.40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3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07896" calcext:value-type="float">
            <text:p>14.40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3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8752" calcext:value-type="float">
            <text:p>14.39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3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0464" calcext:value-type="float">
            <text:p>14.38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0464" calcext:value-type="float">
            <text:p>14.38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3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656" calcext:value-type="float">
            <text:p>14.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3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9128" calcext:value-type="float">
            <text:p>14.35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3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4368" calcext:value-type="float">
            <text:p>14.37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3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4368" calcext:value-type="float">
            <text:p>14.37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3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7416" calcext:value-type="float">
            <text:p>14.37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3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8752" calcext:value-type="float">
            <text:p>14.39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3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7416" calcext:value-type="float">
            <text:p>14.37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3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68272" calcext:value-type="float">
            <text:p>14.36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3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3512" calcext:value-type="float">
            <text:p>14.38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3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6276" calcext:value-type="float">
            <text:p>14.46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3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1904" calcext:value-type="float">
            <text:p>14.47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3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87144" calcext:value-type="float">
            <text:p>14.48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3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9336" calcext:value-type="float">
            <text:p>14.49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3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0192" calcext:value-type="float">
            <text:p>14.49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4752" calcext:value-type="float">
            <text:p>14.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3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35328" calcext:value-type="float">
            <text:p>14.43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3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3228" calcext:value-type="float">
            <text:p>14.43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3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0568" calcext:value-type="float">
            <text:p>14.45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3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6664" calcext:value-type="float">
            <text:p>14.45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3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3616" calcext:value-type="float">
            <text:p>14.45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3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44472" calcext:value-type="float">
            <text:p>14.44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3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6184" calcext:value-type="float">
            <text:p>14.42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3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6184" calcext:value-type="float">
            <text:p>14.42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3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9232" calcext:value-type="float">
            <text:p>14.42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3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87144" calcext:value-type="float">
            <text:p>14.48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3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68856" calcext:value-type="float">
            <text:p>14.46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3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1904" calcext:value-type="float">
            <text:p>14.47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3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1904" calcext:value-type="float">
            <text:p>14.47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3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1904" calcext:value-type="float">
            <text:p>14.47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3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35328" calcext:value-type="float">
            <text:p>14.43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3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3512" calcext:value-type="float">
            <text:p>14.38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3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3228" calcext:value-type="float">
            <text:p>14.43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3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6184" calcext:value-type="float">
            <text:p>14.42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3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0088" calcext:value-type="float">
            <text:p>14.42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3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04848" calcext:value-type="float">
            <text:p>14.40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3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8752" calcext:value-type="float">
            <text:p>14.39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3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9608" calcext:value-type="float">
            <text:p>14.38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3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0944" calcext:value-type="float">
            <text:p>14.41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3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704" calcext:value-type="float">
            <text:p>14.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3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07896" calcext:value-type="float">
            <text:p>14.40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0088" calcext:value-type="float">
            <text:p>14.42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3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3136" calcext:value-type="float">
            <text:p>14.42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3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6936" calcext:value-type="float">
            <text:p>14.34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3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1008" calcext:value-type="float">
            <text:p>14.16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3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9672" calcext:value-type="float">
            <text:p>14.13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9672" calcext:value-type="float">
            <text:p>14.13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3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748" calcext:value-type="float">
            <text:p>14.12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3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0048" calcext:value-type="float">
            <text:p>14.10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3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7376" calcext:value-type="float">
            <text:p>14.05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3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9088" calcext:value-type="float">
            <text:p>14.03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3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3848" calcext:value-type="float">
            <text:p>14.02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3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032" calcext:value-type="float">
            <text:p>13.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3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0592" calcext:value-type="float">
            <text:p>13.88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3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2344" calcext:value-type="float">
            <text:p>14.18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3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796" calcext:value-type="float">
            <text:p>14.15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3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5768" calcext:value-type="float">
            <text:p>14.14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3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1864" calcext:value-type="float">
            <text:p>14.15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3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6624" calcext:value-type="float">
            <text:p>14.13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3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6624" calcext:value-type="float">
            <text:p>14.13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3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0528" calcext:value-type="float">
            <text:p>14.13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3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1384" calcext:value-type="float">
            <text:p>14.12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3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0904" calcext:value-type="float">
            <text:p>14.09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3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3952" calcext:value-type="float">
            <text:p>14.09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3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7" calcext:value-type="float">
            <text:p>14.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3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5664" calcext:value-type="float">
            <text:p>14.07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3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08" calcext:value-type="float">
            <text:p>14.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3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3368" calcext:value-type="float">
            <text:p>13.99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3-02-21 17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6456" calcext:value-type="float">
            <text:p>14.31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3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2784" calcext:value-type="float">
            <text:p>13.89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3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7792" calcext:value-type="float">
            <text:p>14.33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3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9984" calcext:value-type="float">
            <text:p>14.34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3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9984" calcext:value-type="float">
            <text:p>14.34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3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132" calcext:value-type="float">
            <text:p>14.37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3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1696" calcext:value-type="float">
            <text:p>14.33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3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6456" calcext:value-type="float">
            <text:p>14.31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3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87144" calcext:value-type="float">
            <text:p>14.48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3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17624" calcext:value-type="float">
            <text:p>14.51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3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1152" calcext:value-type="float">
            <text:p>14.55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3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1256" calcext:value-type="float">
            <text:p>14.62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3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4564" calcext:value-type="float">
            <text:p>14.64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3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4564" calcext:value-type="float">
            <text:p>14.64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3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54784" calcext:value-type="float">
            <text:p>14.65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3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3072" calcext:value-type="float">
            <text:p>14.67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3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4408" calcext:value-type="float">
            <text:p>14.69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3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6224" calcext:value-type="float">
            <text:p>14.74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3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9752" calcext:value-type="float">
            <text:p>14.77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3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4616" calcext:value-type="float">
            <text:p>14.83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3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1568" calcext:value-type="float">
            <text:p>14.83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3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376" calcext:value-type="float">
            <text:p>14.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3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55952" calcext:value-type="float">
            <text:p>14.85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3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5096" calcext:value-type="float">
            <text:p>14.86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3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9856" calcext:value-type="float">
            <text:p>14.84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3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1192" calcext:value-type="float">
            <text:p>14.87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3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7768" calcext:value-type="float">
            <text:p>14.90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3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44344" calcext:value-type="float">
            <text:p>14.94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3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3864" calcext:value-type="float">
            <text:p>14.91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3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948" calcext:value-type="float">
            <text:p>14.88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3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41296" calcext:value-type="float">
            <text:p>14.94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3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1568" calcext:value-type="float">
            <text:p>14.83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3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9376" calcext:value-type="float">
            <text:p>14.81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3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6808" calcext:value-type="float">
            <text:p>14.84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3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2852" calcext:value-type="float">
            <text:p>14.82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3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91944" calcext:value-type="float">
            <text:p>14.79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3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07184" calcext:value-type="float">
            <text:p>14.80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3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0232" calcext:value-type="float">
            <text:p>14.81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3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2852" calcext:value-type="float">
            <text:p>14.82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3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55952" calcext:value-type="float">
            <text:p>14.85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3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424" calcext:value-type="float">
            <text:p>14.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3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07184" calcext:value-type="float">
            <text:p>14.80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3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0232" calcext:value-type="float">
            <text:p>14.81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3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2852" calcext:value-type="float">
            <text:p>14.82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3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0712" calcext:value-type="float">
            <text:p>14.84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3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0712" calcext:value-type="float">
            <text:p>14.84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3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7664" calcext:value-type="float">
            <text:p>14.83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3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4616" calcext:value-type="float">
            <text:p>14.83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3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328" calcext:value-type="float">
            <text:p>14.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3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9752" calcext:value-type="float">
            <text:p>14.77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3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8896" calcext:value-type="float">
            <text:p>14.78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3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3656" calcext:value-type="float">
            <text:p>14.77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3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28" calcext:value-type="float">
            <text:p>14.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2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5848" calcext:value-type="float">
            <text:p>14.78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2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9804" calcext:value-type="float">
            <text:p>14.79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2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94992" calcext:value-type="float">
            <text:p>14.79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2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91944" calcext:value-type="float">
            <text:p>14.79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2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04136" calcext:value-type="float">
            <text:p>14.80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2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0232" calcext:value-type="float">
            <text:p>14.81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2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0232" calcext:value-type="float">
            <text:p>14.81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2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91944" calcext:value-type="float">
            <text:p>14.79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2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8416" calcext:value-type="float">
            <text:p>14.75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2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88312" calcext:value-type="float">
            <text:p>14.68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2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6224" calcext:value-type="float">
            <text:p>14.74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2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8416" calcext:value-type="float">
            <text:p>14.75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2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0128" calcext:value-type="float">
            <text:p>14.74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2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0608" calcext:value-type="float">
            <text:p>14.77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2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9272" calcext:value-type="float">
            <text:p>14.74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2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12696" calcext:value-type="float">
            <text:p>14.71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2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7456" calcext:value-type="float">
            <text:p>14.69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2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0608" calcext:value-type="float">
            <text:p>14.77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2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5368" calcext:value-type="float">
            <text:p>14.75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2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6756" calcext:value-type="float">
            <text:p>14.76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2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91944" calcext:value-type="float">
            <text:p>14.79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2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376" calcext:value-type="float">
            <text:p>14.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2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59" calcext:value-type="float">
            <text:p>14.8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2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59" calcext:value-type="float">
            <text:p>14.8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2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424" calcext:value-type="float">
            <text:p>14.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2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1192" calcext:value-type="float">
            <text:p>14.87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2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948" calcext:value-type="float">
            <text:p>14.88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2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8624" calcext:value-type="float">
            <text:p>14.89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2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2528" calcext:value-type="float">
            <text:p>14.89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2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424" calcext:value-type="float">
            <text:p>14.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2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3384" calcext:value-type="float">
            <text:p>14.88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2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2528" calcext:value-type="float">
            <text:p>14.89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2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59" calcext:value-type="float">
            <text:p>14.8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2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5096" calcext:value-type="float">
            <text:p>14.86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2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1192" calcext:value-type="float">
            <text:p>14.87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2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8144" calcext:value-type="float">
            <text:p>14.86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2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7976" calcext:value-type="float">
            <text:p>15.04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2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3592" calcext:value-type="float">
            <text:p>15.02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2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5784" calcext:value-type="float">
            <text:p>15.03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2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3216" calcext:value-type="float">
            <text:p>15.06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2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1504" calcext:value-type="float">
            <text:p>15.08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2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1984" calcext:value-type="float">
            <text:p>15.11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2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1984" calcext:value-type="float">
            <text:p>15.11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2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1128" calcext:value-type="float">
            <text:p>15.12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2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332" calcext:value-type="float">
            <text:p>15.13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2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4176" calcext:value-type="float">
            <text:p>15.12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2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5888" calcext:value-type="float">
            <text:p>15.10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2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1504" calcext:value-type="float">
            <text:p>15.08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2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332" calcext:value-type="float">
            <text:p>15.13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2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0752" calcext:value-type="float">
            <text:p>15.16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2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332" calcext:value-type="float">
            <text:p>15.13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2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9416" calcext:value-type="float">
            <text:p>15.13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2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54656" calcext:value-type="float">
            <text:p>15.15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2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0752" calcext:value-type="float">
            <text:p>15.16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2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57704" calcext:value-type="float">
            <text:p>15.15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2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856" calcext:value-type="float">
            <text:p>15.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2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51608" calcext:value-type="float">
            <text:p>15.15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2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51608" calcext:value-type="float">
            <text:p>15.15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2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0752" calcext:value-type="float">
            <text:p>15.16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2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0752" calcext:value-type="float">
            <text:p>15.16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2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0752" calcext:value-type="float">
            <text:p>15.16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2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0752" calcext:value-type="float">
            <text:p>15.16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2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0752" calcext:value-type="float">
            <text:p>15.16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2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0752" calcext:value-type="float">
            <text:p>15.16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2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0752" calcext:value-type="float">
            <text:p>15.16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2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0752" calcext:value-type="float">
            <text:p>15.16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2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0752" calcext:value-type="float">
            <text:p>15.16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2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0752" calcext:value-type="float">
            <text:p>15.16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2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0752" calcext:value-type="float">
            <text:p>15.16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2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236" calcext:value-type="float">
            <text:p>15.07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2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4072" calcext:value-type="float">
            <text:p>15.05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2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7976" calcext:value-type="float">
            <text:p>15.04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2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5784" calcext:value-type="float">
            <text:p>15.03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2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4928" calcext:value-type="float">
            <text:p>15.04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2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0752" calcext:value-type="float">
            <text:p>15.16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2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0752" calcext:value-type="float">
            <text:p>15.16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2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0752" calcext:value-type="float">
            <text:p>15.16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2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0752" calcext:value-type="float">
            <text:p>15.16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2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51608" calcext:value-type="float">
            <text:p>15.15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2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2464" calcext:value-type="float">
            <text:p>15.14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2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2464" calcext:value-type="float">
            <text:p>15.14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2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856" calcext:value-type="float">
            <text:p>15.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2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0752" calcext:value-type="float">
            <text:p>15.16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2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0752" calcext:value-type="float">
            <text:p>15.16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2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0752" calcext:value-type="float">
            <text:p>15.16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2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0752" calcext:value-type="float">
            <text:p>15.16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2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54656" calcext:value-type="float">
            <text:p>15.15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2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0752" calcext:value-type="float">
            <text:p>15.16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2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51608" calcext:value-type="float">
            <text:p>15.15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2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856" calcext:value-type="float">
            <text:p>15.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2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51608" calcext:value-type="float">
            <text:p>15.15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2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9792" calcext:value-type="float">
            <text:p>15.09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2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76" calcext:value-type="float">
            <text:p>15.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2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0272" calcext:value-type="float">
            <text:p>15.13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2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1128" calcext:value-type="float">
            <text:p>15.12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2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808" calcext:value-type="float">
            <text:p>15.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2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5032" calcext:value-type="float">
            <text:p>15.11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2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1984" calcext:value-type="float">
            <text:p>15.11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2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5032" calcext:value-type="float">
            <text:p>15.11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2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3696" calcext:value-type="float">
            <text:p>15.09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2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76" calcext:value-type="float">
            <text:p>15.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2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4552" calcext:value-type="float">
            <text:p>15.08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2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712" calcext:value-type="float">
            <text:p>15.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2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5784" calcext:value-type="float">
            <text:p>15.03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2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9688" calcext:value-type="float">
            <text:p>15.02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2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3968" calcext:value-type="float">
            <text:p>14.98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2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4824" calcext:value-type="float">
            <text:p>14.97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2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568" calcext:value-type="float">
            <text:p>14.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2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6536" calcext:value-type="float">
            <text:p>14.95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2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9584" calcext:value-type="float">
            <text:p>14.95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2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6264" calcext:value-type="float">
            <text:p>15.06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2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6264" calcext:value-type="float">
            <text:p>15.06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2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0648" calcext:value-type="float">
            <text:p>15.09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2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712" calcext:value-type="float">
            <text:p>15.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2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188" calcext:value-type="float">
            <text:p>15.04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2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6264" calcext:value-type="float">
            <text:p>15.06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2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1504" calcext:value-type="float">
            <text:p>15.08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2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6264" calcext:value-type="float">
            <text:p>15.06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2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6264" calcext:value-type="float">
            <text:p>15.06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2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5408" calcext:value-type="float">
            <text:p>15.07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2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76" calcext:value-type="float">
            <text:p>15.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2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1984" calcext:value-type="float">
            <text:p>15.11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2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7224" calcext:value-type="float">
            <text:p>15.12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2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57704" calcext:value-type="float">
            <text:p>15.15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2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856" calcext:value-type="float">
            <text:p>15.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2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5512" calcext:value-type="float">
            <text:p>15.14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2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332" calcext:value-type="float">
            <text:p>15.13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2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856" calcext:value-type="float">
            <text:p>15.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2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5784" calcext:value-type="float">
            <text:p>15.03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2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188" calcext:value-type="float">
            <text:p>15.04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2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9312" calcext:value-type="float">
            <text:p>15.06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2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1504" calcext:value-type="float">
            <text:p>15.08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2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8456" calcext:value-type="float">
            <text:p>15.07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2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8456" calcext:value-type="float">
            <text:p>15.07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2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9792" calcext:value-type="float">
            <text:p>15.09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2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5888" calcext:value-type="float">
            <text:p>15.10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2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38" calcext:value-type="float">
            <text:p>15.16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2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38" calcext:value-type="float">
            <text:p>15.16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2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38" calcext:value-type="float">
            <text:p>15.16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2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856" calcext:value-type="float">
            <text:p>15.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2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1984" calcext:value-type="float">
            <text:p>15.11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2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5032" calcext:value-type="float">
            <text:p>15.11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2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1984" calcext:value-type="float">
            <text:p>15.11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2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1128" calcext:value-type="float">
            <text:p>15.12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2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6368" calcext:value-type="float">
            <text:p>15.13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2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0648" calcext:value-type="float">
            <text:p>15.09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2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1504" calcext:value-type="float">
            <text:p>15.08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2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4072" calcext:value-type="float">
            <text:p>15.05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2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712" calcext:value-type="float">
            <text:p>15.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2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0648" calcext:value-type="float">
            <text:p>15.09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2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9312" calcext:value-type="float">
            <text:p>15.06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2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8456" calcext:value-type="float">
            <text:p>15.07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2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4928" calcext:value-type="float">
            <text:p>15.04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2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0544" calcext:value-type="float">
            <text:p>15.02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2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2256" calcext:value-type="float">
            <text:p>15.00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2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5304" calcext:value-type="float">
            <text:p>15.00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2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2152" calcext:value-type="float">
            <text:p>14.93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2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0816" calcext:value-type="float">
            <text:p>14.91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2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3384" calcext:value-type="float">
            <text:p>14.88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2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9104" calcext:value-type="float">
            <text:p>14.92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2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2152" calcext:value-type="float">
            <text:p>14.93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2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7768" calcext:value-type="float">
            <text:p>14.90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2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948" calcext:value-type="float">
            <text:p>14.88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2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6912" calcext:value-type="float">
            <text:p>14.91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2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1192" calcext:value-type="float">
            <text:p>14.87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2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2852" calcext:value-type="float">
            <text:p>14.82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2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5096" calcext:value-type="float">
            <text:p>14.86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2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9856" calcext:value-type="float">
            <text:p>14.84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2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376" calcext:value-type="float">
            <text:p>14.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2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8896" calcext:value-type="float">
            <text:p>14.78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2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28" calcext:value-type="float">
            <text:p>14.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2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5848" calcext:value-type="float">
            <text:p>14.78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2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61464" calcext:value-type="float">
            <text:p>14.76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2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3176" calcext:value-type="float">
            <text:p>14.74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2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9272" calcext:value-type="float">
            <text:p>14.74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2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9272" calcext:value-type="float">
            <text:p>14.74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2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66" calcext:value-type="float">
            <text:p>14.70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2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6976" calcext:value-type="float">
            <text:p>14.66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2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9064" calcext:value-type="float">
            <text:p>14.60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2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0776" calcext:value-type="float">
            <text:p>14.59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2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5536" calcext:value-type="float">
            <text:p>14.57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2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372" calcext:value-type="float">
            <text:p>14.52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2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5432" calcext:value-type="float">
            <text:p>14.50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2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87144" calcext:value-type="float">
            <text:p>14.48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2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54784" calcext:value-type="float">
            <text:p>14.65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2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4564" calcext:value-type="float">
            <text:p>14.64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2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0504" calcext:value-type="float">
            <text:p>14.70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2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6224" calcext:value-type="float">
            <text:p>14.74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2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0128" calcext:value-type="float">
            <text:p>14.74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2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88312" calcext:value-type="float">
            <text:p>14.68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2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6496" calcext:value-type="float">
            <text:p>14.63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2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516" calcext:value-type="float">
            <text:p>14.61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2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6016" calcext:value-type="float">
            <text:p>14.60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2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9064" calcext:value-type="float">
            <text:p>14.60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2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2968" calcext:value-type="float">
            <text:p>14.60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2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992" calcext:value-type="float">
            <text:p>14.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2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7728" calcext:value-type="float">
            <text:p>14.58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2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468" calcext:value-type="float">
            <text:p>14.58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2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5536" calcext:value-type="float">
            <text:p>14.57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2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2488" calcext:value-type="float">
            <text:p>14.57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2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6392" calcext:value-type="float">
            <text:p>14.56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2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896" calcext:value-type="float">
            <text:p>14.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2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9336" calcext:value-type="float">
            <text:p>14.49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2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3228" calcext:value-type="float">
            <text:p>14.43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2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04848" calcext:value-type="float">
            <text:p>14.40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2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8752" calcext:value-type="float">
            <text:p>14.39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2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4368" calcext:value-type="float">
            <text:p>14.37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2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7416" calcext:value-type="float">
            <text:p>14.37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2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9128" calcext:value-type="float">
            <text:p>14.35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2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62176" calcext:value-type="float">
            <text:p>14.36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2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68272" calcext:value-type="float">
            <text:p>14.36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2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9128" calcext:value-type="float">
            <text:p>14.35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2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608" calcext:value-type="float">
            <text:p>14.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2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3888" calcext:value-type="float">
            <text:p>14.34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2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1696" calcext:value-type="float">
            <text:p>14.33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2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9504" calcext:value-type="float">
            <text:p>14.31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2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036" calcext:value-type="float">
            <text:p>14.31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2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07312" calcext:value-type="float">
            <text:p>14.30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2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036" calcext:value-type="float">
            <text:p>14.31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2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07312" calcext:value-type="float">
            <text:p>14.30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2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01216" calcext:value-type="float">
            <text:p>14.30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2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92072" calcext:value-type="float">
            <text:p>14.29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2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036" calcext:value-type="float">
            <text:p>14.31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2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8648" calcext:value-type="float">
            <text:p>14.32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2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036" calcext:value-type="float">
            <text:p>14.31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2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98168" calcext:value-type="float">
            <text:p>14.29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2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036" calcext:value-type="float">
            <text:p>14.31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2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92072" calcext:value-type="float">
            <text:p>14.29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2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3784" calcext:value-type="float">
            <text:p>14.27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2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5496" calcext:value-type="float">
            <text:p>14.25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2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3304" calcext:value-type="float">
            <text:p>14.24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2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1112" calcext:value-type="float">
            <text:p>14.23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2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368" calcext:value-type="float">
            <text:p>14.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2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7584" calcext:value-type="float">
            <text:p>14.19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2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0632" calcext:value-type="float">
            <text:p>14.20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2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9296" calcext:value-type="float">
            <text:p>14.17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2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1864" calcext:value-type="float">
            <text:p>14.15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2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8336" calcext:value-type="float">
            <text:p>14.11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2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6144" calcext:value-type="float">
            <text:p>14.10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2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3096" calcext:value-type="float">
            <text:p>14.10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2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4808" calcext:value-type="float">
            <text:p>14.08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2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4808" calcext:value-type="float">
            <text:p>14.08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2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652" calcext:value-type="float">
            <text:p>14.06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2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8232" calcext:value-type="float">
            <text:p>14.04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2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8712" calcext:value-type="float">
            <text:p>14.07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2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128" calcext:value-type="float">
            <text:p>14.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2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2136" calcext:value-type="float">
            <text:p>14.04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2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604" calcext:value-type="float">
            <text:p>14.03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2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4328" calcext:value-type="float">
            <text:p>14.05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2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2616" calcext:value-type="float">
            <text:p>14.07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2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7" calcext:value-type="float">
            <text:p>14.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2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7856" calcext:value-type="float">
            <text:p>14.08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2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176" calcext:value-type="float">
            <text:p>14.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2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0048" calcext:value-type="float">
            <text:p>14.10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2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3096" calcext:value-type="float">
            <text:p>14.10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2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3952" calcext:value-type="float">
            <text:p>14.09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2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9192" calcext:value-type="float">
            <text:p>14.10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2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3096" calcext:value-type="float">
            <text:p>14.10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2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9192" calcext:value-type="float">
            <text:p>14.10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2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7" calcext:value-type="float">
            <text:p>14.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2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9192" calcext:value-type="float">
            <text:p>14.10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2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9192" calcext:value-type="float">
            <text:p>14.10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2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7856" calcext:value-type="float">
            <text:p>14.08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2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176" calcext:value-type="float">
            <text:p>14.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2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0048" calcext:value-type="float">
            <text:p>14.10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2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9192" calcext:value-type="float">
            <text:p>14.10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2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9672" calcext:value-type="float">
            <text:p>14.13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2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1008" calcext:value-type="float">
            <text:p>14.16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2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1008" calcext:value-type="float">
            <text:p>14.16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2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4432" calcext:value-type="float">
            <text:p>14.12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2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8336" calcext:value-type="float">
            <text:p>14.11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2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0528" calcext:value-type="float">
            <text:p>14.13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2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4912" calcext:value-type="float">
            <text:p>14.15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2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1008" calcext:value-type="float">
            <text:p>14.16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2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7104" calcext:value-type="float">
            <text:p>14.16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2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0632" calcext:value-type="float">
            <text:p>14.20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2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7104" calcext:value-type="float">
            <text:p>14.16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2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1008" calcext:value-type="float">
            <text:p>14.16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2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4912" calcext:value-type="float">
            <text:p>14.15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2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1488" calcext:value-type="float">
            <text:p>14.19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2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32" calcext:value-type="float">
            <text:p>14.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2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9296" calcext:value-type="float">
            <text:p>14.17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2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4056" calcext:value-type="float">
            <text:p>14.16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2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8816" calcext:value-type="float">
            <text:p>14.14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2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6624" calcext:value-type="float">
            <text:p>14.13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2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272" calcext:value-type="float">
            <text:p>14.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2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32" calcext:value-type="float">
            <text:p>14.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2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32" calcext:value-type="float">
            <text:p>14.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2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9672" calcext:value-type="float">
            <text:p>14.13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2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6144" calcext:value-type="float">
            <text:p>14.10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2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8336" calcext:value-type="float">
            <text:p>14.11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2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272" calcext:value-type="float">
            <text:p>14.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2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224" calcext:value-type="float">
            <text:p>14.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2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748" calcext:value-type="float">
            <text:p>14.12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2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9672" calcext:value-type="float">
            <text:p>14.13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2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0904" calcext:value-type="float">
            <text:p>14.09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2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7856" calcext:value-type="float">
            <text:p>14.08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2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7" calcext:value-type="float">
            <text:p>14.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2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0048" calcext:value-type="float">
            <text:p>14.10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2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7" calcext:value-type="float">
            <text:p>14.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2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5664" calcext:value-type="float">
            <text:p>14.07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2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2616" calcext:value-type="float">
            <text:p>14.07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2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5664" calcext:value-type="float">
            <text:p>14.07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2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0424" calcext:value-type="float">
            <text:p>14.06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2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0424" calcext:value-type="float">
            <text:p>14.06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2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2616" calcext:value-type="float">
            <text:p>14.07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2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9192" calcext:value-type="float">
            <text:p>14.10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2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7856" calcext:value-type="float">
            <text:p>14.08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2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9568" calcext:value-type="float">
            <text:p>14.06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2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5664" calcext:value-type="float">
            <text:p>14.07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2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4328" calcext:value-type="float">
            <text:p>14.05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2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3472" calcext:value-type="float">
            <text:p>14.06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2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9944" calcext:value-type="float">
            <text:p>14.02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2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9944" calcext:value-type="float">
            <text:p>14.02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2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7376" calcext:value-type="float">
            <text:p>14.05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2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176" calcext:value-type="float">
            <text:p>14.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2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9568" calcext:value-type="float">
            <text:p>14.06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2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4704" calcext:value-type="float">
            <text:p>14.01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2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3848" calcext:value-type="float">
            <text:p>14.02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2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0424" calcext:value-type="float">
            <text:p>14.06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2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9568" calcext:value-type="float">
            <text:p>14.06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2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3952" calcext:value-type="float">
            <text:p>14.09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2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3472" calcext:value-type="float">
            <text:p>14.06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2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2136" calcext:value-type="float">
            <text:p>14.04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2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7376" calcext:value-type="float">
            <text:p>14.05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2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0424" calcext:value-type="float">
            <text:p>14.06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2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2616" calcext:value-type="float">
            <text:p>14.07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2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3952" calcext:value-type="float">
            <text:p>14.09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2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8712" calcext:value-type="float">
            <text:p>14.07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2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4808" calcext:value-type="float">
            <text:p>14.08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2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3096" calcext:value-type="float">
            <text:p>14.10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2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7" calcext:value-type="float">
            <text:p>14.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2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9568" calcext:value-type="float">
            <text:p>14.06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2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4328" calcext:value-type="float">
            <text:p>14.05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2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8336" calcext:value-type="float">
            <text:p>14.11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2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8712" calcext:value-type="float">
            <text:p>14.07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2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0904" calcext:value-type="float">
            <text:p>14.09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2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5288" calcext:value-type="float">
            <text:p>14.11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2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7" calcext:value-type="float">
            <text:p>14.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2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0904" calcext:value-type="float">
            <text:p>14.09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2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8232" calcext:value-type="float">
            <text:p>14.04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2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4328" calcext:value-type="float">
            <text:p>14.05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2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176" calcext:value-type="float">
            <text:p>14.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2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3096" calcext:value-type="float">
            <text:p>14.10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2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3952" calcext:value-type="float">
            <text:p>14.09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2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2616" calcext:value-type="float">
            <text:p>14.07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2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9088" calcext:value-type="float">
            <text:p>14.03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2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604" calcext:value-type="float">
            <text:p>14.03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2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2136" calcext:value-type="float">
            <text:p>14.04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2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7376" calcext:value-type="float">
            <text:p>14.05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2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652" calcext:value-type="float">
            <text:p>14.06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2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9088" calcext:value-type="float">
            <text:p>14.03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2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9568" calcext:value-type="float">
            <text:p>14.06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2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176" calcext:value-type="float">
            <text:p>14.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2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9192" calcext:value-type="float">
            <text:p>14.10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2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652" calcext:value-type="float">
            <text:p>14.06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2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6896" calcext:value-type="float">
            <text:p>14.02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2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7752" calcext:value-type="float">
            <text:p>14.01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2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6896" calcext:value-type="float">
            <text:p>14.02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2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1656" calcext:value-type="float">
            <text:p>14.01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2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6416" calcext:value-type="float">
            <text:p>13.99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2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8608" calcext:value-type="float">
            <text:p>14.00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2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604" calcext:value-type="float">
            <text:p>14.03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2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032" calcext:value-type="float">
            <text:p>13.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2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6312" calcext:value-type="float">
            <text:p>13.92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1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46" calcext:value-type="float">
            <text:p>13.94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1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8024" calcext:value-type="float">
            <text:p>13.90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1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0592" calcext:value-type="float">
            <text:p>13.88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1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84" calcext:value-type="float">
            <text:p>13.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1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4496" calcext:value-type="float">
            <text:p>13.87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1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3264" calcext:value-type="float">
            <text:p>13.92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1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8024" calcext:value-type="float">
            <text:p>13.90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1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8024" calcext:value-type="float">
            <text:p>13.90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1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5832" calcext:value-type="float">
            <text:p>13.89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1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0592" calcext:value-type="float">
            <text:p>13.88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1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0592" calcext:value-type="float">
            <text:p>13.88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1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0592" calcext:value-type="float">
            <text:p>13.88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1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0592" calcext:value-type="float">
            <text:p>13.88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1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2304" calcext:value-type="float">
            <text:p>13.86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1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2304" calcext:value-type="float">
            <text:p>13.86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1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0592" calcext:value-type="float">
            <text:p>13.88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1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0592" calcext:value-type="float">
            <text:p>13.88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1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1928" calcext:value-type="float">
            <text:p>13.90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1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412" calcext:value-type="float">
            <text:p>13.91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1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8024" calcext:value-type="float">
            <text:p>13.90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1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5352" calcext:value-type="float">
            <text:p>13.86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1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9256" calcext:value-type="float">
            <text:p>13.85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1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1928" calcext:value-type="float">
            <text:p>13.90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1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4976" calcext:value-type="float">
            <text:p>13.90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1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1072" calcext:value-type="float">
            <text:p>13.91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1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0216" calcext:value-type="float">
            <text:p>13.92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1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1072" calcext:value-type="float">
            <text:p>13.91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1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936" calcext:value-type="float">
            <text:p>13.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1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2408" calcext:value-type="float">
            <text:p>13.93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1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7648" calcext:value-type="float">
            <text:p>13.94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1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0696" calcext:value-type="float">
            <text:p>13.95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1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508" calcext:value-type="float">
            <text:p>13.97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1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2032" calcext:value-type="float">
            <text:p>13.97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1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2888" calcext:value-type="float">
            <text:p>13.96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1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46" calcext:value-type="float">
            <text:p>13.94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1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508" calcext:value-type="float">
            <text:p>13.97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1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0696" calcext:value-type="float">
            <text:p>13.95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1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7648" calcext:value-type="float">
            <text:p>13.94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1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2032" calcext:value-type="float">
            <text:p>13.97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1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4224" calcext:value-type="float">
            <text:p>13.98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1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984" calcext:value-type="float">
            <text:p>13.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1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6792" calcext:value-type="float">
            <text:p>13.95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1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3744" calcext:value-type="float">
            <text:p>13.95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1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2408" calcext:value-type="float">
            <text:p>13.93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1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1928" calcext:value-type="float">
            <text:p>13.90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1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2784" calcext:value-type="float">
            <text:p>13.89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1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5832" calcext:value-type="float">
            <text:p>13.89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1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6688" calcext:value-type="float">
            <text:p>13.88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1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9736" calcext:value-type="float">
            <text:p>13.88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1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4496" calcext:value-type="float">
            <text:p>13.87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1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1344" calcext:value-type="float">
            <text:p>13.80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1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6104" calcext:value-type="float">
            <text:p>13.78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1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744" calcext:value-type="float">
            <text:p>13.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1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744" calcext:value-type="float">
            <text:p>13.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1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8296" calcext:value-type="float">
            <text:p>13.79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1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4768" calcext:value-type="float">
            <text:p>13.76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1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2576" calcext:value-type="float">
            <text:p>13.75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1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5624" calcext:value-type="float">
            <text:p>13.75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1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9152" calcext:value-type="float">
            <text:p>13.78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1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22" calcext:value-type="float">
            <text:p>13.79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1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6104" calcext:value-type="float">
            <text:p>13.78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1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2576" calcext:value-type="float">
            <text:p>13.75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1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648" calcext:value-type="float">
            <text:p>13.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1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4288" calcext:value-type="float">
            <text:p>13.73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1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6" calcext:value-type="float">
            <text:p>13.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1-10-27 23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316" calcext:value-type="float">
            <text:p>13.85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1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7232" calcext:value-type="float">
            <text:p>13.66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1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0112" calcext:value-type="float">
            <text:p>13.85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1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4496" calcext:value-type="float">
            <text:p>13.87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1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0112" calcext:value-type="float">
            <text:p>13.85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1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0968" calcext:value-type="float">
            <text:p>13.84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1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792" calcext:value-type="float">
            <text:p>13.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1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9632" calcext:value-type="float">
            <text:p>13.81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1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6104" calcext:value-type="float">
            <text:p>13.78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1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4288" calcext:value-type="float">
            <text:p>13.73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1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552" calcext:value-type="float">
            <text:p>13.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1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2848" calcext:value-type="float">
            <text:p>13.64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1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2744" calcext:value-type="float">
            <text:p>13.57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1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976" calcext:value-type="float">
            <text:p>13.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1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0616" calcext:value-type="float">
            <text:p>13.31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1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6276" calcext:value-type="float">
            <text:p>14.46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1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54784" calcext:value-type="float">
            <text:p>14.65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1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0024" calcext:value-type="float">
            <text:p>14.67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1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57832" calcext:value-type="float">
            <text:p>14.65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1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612" calcext:value-type="float">
            <text:p>14.67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1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136" calcext:value-type="float">
            <text:p>14.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1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85264" calcext:value-type="float">
            <text:p>14.68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1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82216" calcext:value-type="float">
            <text:p>14.68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1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0024" calcext:value-type="float">
            <text:p>14.67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1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088" calcext:value-type="float">
            <text:p>14.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1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4564" calcext:value-type="float">
            <text:p>14.64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1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2112" calcext:value-type="float">
            <text:p>14.61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1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992" calcext:value-type="float">
            <text:p>14.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1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57832" calcext:value-type="float">
            <text:p>14.65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1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088" calcext:value-type="float">
            <text:p>14.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1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9648" calcext:value-type="float">
            <text:p>14.70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1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66" calcext:value-type="float">
            <text:p>14.70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1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12696" calcext:value-type="float">
            <text:p>14.71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1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3552" calcext:value-type="float">
            <text:p>14.70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1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7456" calcext:value-type="float">
            <text:p>14.69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1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9168" calcext:value-type="float">
            <text:p>14.67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1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85264" calcext:value-type="float">
            <text:p>14.68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1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9544" calcext:value-type="float">
            <text:p>14.63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1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516" calcext:value-type="float">
            <text:p>14.61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1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2112" calcext:value-type="float">
            <text:p>14.61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1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2968" calcext:value-type="float">
            <text:p>14.60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1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6872" calcext:value-type="float">
            <text:p>14.59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1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5536" calcext:value-type="float">
            <text:p>14.57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1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6392" calcext:value-type="float">
            <text:p>14.56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1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6392" calcext:value-type="float">
            <text:p>14.56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1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6392" calcext:value-type="float">
            <text:p>14.56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1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5536" calcext:value-type="float">
            <text:p>14.57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1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1152" calcext:value-type="float">
            <text:p>14.55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1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1152" calcext:value-type="float">
            <text:p>14.55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1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9816" calcext:value-type="float">
            <text:p>14.52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1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0672" calcext:value-type="float">
            <text:p>14.52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1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17624" calcext:value-type="float">
            <text:p>14.51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1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848" calcext:value-type="float">
            <text:p>14.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1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5432" calcext:value-type="float">
            <text:p>14.50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1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5432" calcext:value-type="float">
            <text:p>14.50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1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2384" calcext:value-type="float">
            <text:p>14.50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1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1904" calcext:value-type="float">
            <text:p>14.47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1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0568" calcext:value-type="float">
            <text:p>14.45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1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4752" calcext:value-type="float">
            <text:p>14.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1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35328" calcext:value-type="float">
            <text:p>14.43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1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35328" calcext:value-type="float">
            <text:p>14.43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1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0944" calcext:value-type="float">
            <text:p>14.41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1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018" calcext:value-type="float">
            <text:p>14.40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1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9608" calcext:value-type="float">
            <text:p>14.38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1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5704" calcext:value-type="float">
            <text:p>14.39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1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0464" calcext:value-type="float">
            <text:p>14.38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1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65224" calcext:value-type="float">
            <text:p>14.36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1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9984" calcext:value-type="float">
            <text:p>14.34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1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3888" calcext:value-type="float">
            <text:p>14.34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1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1696" calcext:value-type="float">
            <text:p>14.33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1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1696" calcext:value-type="float">
            <text:p>14.33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1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2552" calcext:value-type="float">
            <text:p>14.32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1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07312" calcext:value-type="float">
            <text:p>14.30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1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98168" calcext:value-type="float">
            <text:p>14.29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1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07312" calcext:value-type="float">
            <text:p>14.30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1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04264" calcext:value-type="float">
            <text:p>14.30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1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01216" calcext:value-type="float">
            <text:p>14.30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1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89024" calcext:value-type="float">
            <text:p>14.28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1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3784" calcext:value-type="float">
            <text:p>14.27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1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3784" calcext:value-type="float">
            <text:p>14.27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1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6352" calcext:value-type="float">
            <text:p>14.24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1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0256" calcext:value-type="float">
            <text:p>14.24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1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1968" calcext:value-type="float">
            <text:p>14.22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1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6728" calcext:value-type="float">
            <text:p>14.20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1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4536" calcext:value-type="float">
            <text:p>14.19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1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368" calcext:value-type="float">
            <text:p>14.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1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5768" calcext:value-type="float">
            <text:p>14.14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1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4432" calcext:value-type="float">
            <text:p>14.12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1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2824" calcext:value-type="float">
            <text:p>14.21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1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1112" calcext:value-type="float">
            <text:p>14.23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1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1488" calcext:value-type="float">
            <text:p>14.19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1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0152" calcext:value-type="float">
            <text:p>14.17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1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5768" calcext:value-type="float">
            <text:p>14.14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1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9192" calcext:value-type="float">
            <text:p>14.10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1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3952" calcext:value-type="float">
            <text:p>14.09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1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9192" calcext:value-type="float">
            <text:p>14.10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1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604" calcext:value-type="float">
            <text:p>14.03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1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1656" calcext:value-type="float">
            <text:p>14.01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1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4896" calcext:value-type="float">
            <text:p>13.26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1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7752" calcext:value-type="float">
            <text:p>14.01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1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556" calcext:value-type="float">
            <text:p>14.00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1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1928" calcext:value-type="float">
            <text:p>13.90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1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0696" calcext:value-type="float">
            <text:p>13.95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1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3744" calcext:value-type="float">
            <text:p>13.95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1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888" calcext:value-type="float">
            <text:p>13.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1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4328" calcext:value-type="float">
            <text:p>14.05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1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2992" calcext:value-type="float">
            <text:p>14.03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1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3744" calcext:value-type="float">
            <text:p>13.95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1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8336" calcext:value-type="float">
            <text:p>14.11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1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2136" calcext:value-type="float">
            <text:p>14.04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1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2512" calcext:value-type="float">
            <text:p>14.00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1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936" calcext:value-type="float">
            <text:p>13.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1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0488" calcext:value-type="float">
            <text:p>13.81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1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7816" calcext:value-type="float">
            <text:p>13.76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1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6856" calcext:value-type="float">
            <text:p>13.70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1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028" calcext:value-type="float">
            <text:p>13.67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1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9904" calcext:value-type="float">
            <text:p>13.70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1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8192" calcext:value-type="float">
            <text:p>13.72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1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4016" calcext:value-type="float">
            <text:p>13.84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1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412" calcext:value-type="float">
            <text:p>13.91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1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2992" calcext:value-type="float">
            <text:p>14.03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1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1384" calcext:value-type="float">
            <text:p>14.12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1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5872" calcext:value-type="float">
            <text:p>14.21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1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94" calcext:value-type="float">
            <text:p>14.24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1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5496" calcext:value-type="float">
            <text:p>14.25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1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464" calcext:value-type="float">
            <text:p>14.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1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6352" calcext:value-type="float">
            <text:p>14.24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1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07312" calcext:value-type="float">
            <text:p>14.30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1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4744" calcext:value-type="float">
            <text:p>14.33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1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7792" calcext:value-type="float">
            <text:p>14.33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1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3408" calcext:value-type="float">
            <text:p>14.31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1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9216" calcext:value-type="float">
            <text:p>13.53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0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0736" calcext:value-type="float">
            <text:p>14.27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0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084" calcext:value-type="float">
            <text:p>14.34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0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3408" calcext:value-type="float">
            <text:p>14.31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0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92072" calcext:value-type="float">
            <text:p>14.29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0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8648" calcext:value-type="float">
            <text:p>14.32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0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5704" calcext:value-type="float">
            <text:p>14.39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0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84096" calcext:value-type="float">
            <text:p>14.48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0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2384" calcext:value-type="float">
            <text:p>14.50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0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5912" calcext:value-type="float">
            <text:p>14.53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0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372" calcext:value-type="float">
            <text:p>14.52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0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68856" calcext:value-type="float">
            <text:p>14.46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0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8" calcext:value-type="float">
            <text:p>14.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0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68856" calcext:value-type="float">
            <text:p>14.46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0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704" calcext:value-type="float">
            <text:p>14.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0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3228" calcext:value-type="float">
            <text:p>14.43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0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3136" calcext:value-type="float">
            <text:p>14.42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0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018" calcext:value-type="float">
            <text:p>14.40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0-10-06 22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0088" calcext:value-type="float">
            <text:p>14.42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0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9232" calcext:value-type="float">
            <text:p>14.42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0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704" calcext:value-type="float">
            <text:p>14.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0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9608" calcext:value-type="float">
            <text:p>14.38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0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4752" calcext:value-type="float">
            <text:p>14.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0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07896" calcext:value-type="float">
            <text:p>14.40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0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35328" calcext:value-type="float">
            <text:p>14.43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0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8" calcext:value-type="float">
            <text:p>14.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0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8" calcext:value-type="float">
            <text:p>14.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0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7416" calcext:value-type="float">
            <text:p>14.37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0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988" calcext:value-type="float">
            <text:p>14.27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0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6352" calcext:value-type="float">
            <text:p>14.24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0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1488" calcext:value-type="float">
            <text:p>14.19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0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0152" calcext:value-type="float">
            <text:p>14.17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0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272" calcext:value-type="float">
            <text:p>14.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0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5768" calcext:value-type="float">
            <text:p>14.14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0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3096" calcext:value-type="float">
            <text:p>14.10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0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2136" calcext:value-type="float">
            <text:p>14.04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0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032" calcext:value-type="float">
            <text:p>13.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0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6312" calcext:value-type="float">
            <text:p>13.92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0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8024" calcext:value-type="float">
            <text:p>13.90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0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4976" calcext:value-type="float">
            <text:p>13.90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0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84" calcext:value-type="float">
            <text:p>13.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0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9256" calcext:value-type="float">
            <text:p>13.85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0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8296" calcext:value-type="float">
            <text:p>13.79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0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124" calcext:value-type="float">
            <text:p>13.73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0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9048" calcext:value-type="float">
            <text:p>13.71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0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8464" calcext:value-type="float">
            <text:p>13.61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0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028" calcext:value-type="float">
            <text:p>13.67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0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7232" calcext:value-type="float">
            <text:p>13.66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0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9632" calcext:value-type="float">
            <text:p>13.81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0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172" calcext:value-type="float">
            <text:p>13.76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0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7336" calcext:value-type="float">
            <text:p>13.73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0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6856" calcext:value-type="float">
            <text:p>13.70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0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1992" calcext:value-type="float">
            <text:p>13.65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0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1616" calcext:value-type="float">
            <text:p>13.69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0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8944" calcext:value-type="float">
            <text:p>13.64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0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8464" calcext:value-type="float">
            <text:p>13.61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0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2472" calcext:value-type="float">
            <text:p>13.68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0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1136" calcext:value-type="float">
            <text:p>13.66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0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3808" calcext:value-type="float">
            <text:p>13.70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0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6" calcext:value-type="float">
            <text:p>13.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0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3328" calcext:value-type="float">
            <text:p>13.67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0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8944" calcext:value-type="float">
            <text:p>13.64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0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2848" calcext:value-type="float">
            <text:p>13.64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0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028" calcext:value-type="float">
            <text:p>13.67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0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4664" calcext:value-type="float">
            <text:p>13.69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0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552" calcext:value-type="float">
            <text:p>13.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0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552" calcext:value-type="float">
            <text:p>13.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0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8192" calcext:value-type="float">
            <text:p>13.72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0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3808" calcext:value-type="float">
            <text:p>13.70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0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9528" calcext:value-type="float">
            <text:p>13.74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0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7712" calcext:value-type="float">
            <text:p>13.69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0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8464" calcext:value-type="float">
            <text:p>13.61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20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028" calcext:value-type="float">
            <text:p>13.67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19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4664" calcext:value-type="float">
            <text:p>13.69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19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3808" calcext:value-type="float">
            <text:p>13.70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19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0008" calcext:value-type="float">
            <text:p>13.78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19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5624" calcext:value-type="float">
            <text:p>13.75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19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3536" calcext:value-type="float">
            <text:p>13.81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19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6584" calcext:value-type="float">
            <text:p>13.81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19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1344" calcext:value-type="float">
            <text:p>13.80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19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5624" calcext:value-type="float">
            <text:p>13.75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19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3912" calcext:value-type="float">
            <text:p>13.77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19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7064" calcext:value-type="float">
            <text:p>13.84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19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2304" calcext:value-type="float">
            <text:p>13.86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19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5456" calcext:value-type="float">
            <text:p>13.93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19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032" calcext:value-type="float">
            <text:p>13.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19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7272" calcext:value-type="float">
            <text:p>13.98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19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3744" calcext:value-type="float">
            <text:p>13.95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19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936" calcext:value-type="float">
            <text:p>13.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19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364" calcext:value-type="float">
            <text:p>13.88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19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4872" calcext:value-type="float">
            <text:p>13.83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19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3536" calcext:value-type="float">
            <text:p>13.81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19-09-26 20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696" calcext:value-type="float">
            <text:p>13.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19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3264" calcext:value-type="float">
            <text:p>13.92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19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7168" calcext:value-type="float">
            <text:p>13.91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19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6312" calcext:value-type="float">
            <text:p>13.92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19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8024" calcext:value-type="float">
            <text:p>13.90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19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2304" calcext:value-type="float">
            <text:p>13.86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19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5248" calcext:value-type="float">
            <text:p>13.79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19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9048" calcext:value-type="float">
            <text:p>13.71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19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456" calcext:value-type="float">
            <text:p>13.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19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1408" calcext:value-type="float">
            <text:p>13.55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19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3496" calcext:value-type="float">
            <text:p>13.49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19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1576" calcext:value-type="float">
            <text:p>13.37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19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0888" calcext:value-type="float">
            <text:p>13.20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19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5544" calcext:value-type="float">
            <text:p>13.11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19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9824" calcext:value-type="float">
            <text:p>13.06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19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8008" calcext:value-type="float">
            <text:p>13.01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19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8008" calcext:value-type="float">
            <text:p>13.01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19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8864" calcext:value-type="float">
            <text:p>13.00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19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592" calcext:value-type="float">
            <text:p>13.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19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2392" calcext:value-type="float">
            <text:p>13.04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19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2288" calcext:value-type="float">
            <text:p>12.97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19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4376" calcext:value-type="float">
            <text:p>12.91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19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2184" calcext:value-type="float">
            <text:p>12.90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19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5504" calcext:value-type="float">
            <text:p>12.79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19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016" calcext:value-type="float">
            <text:p>12.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19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4816" calcext:value-type="float">
            <text:p>12.62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19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5088" calcext:value-type="float">
            <text:p>12.51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19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0808" calcext:value-type="float">
            <text:p>12.56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19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92" calcext:value-type="float">
            <text:p>12.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19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2728" calcext:value-type="float">
            <text:p>12.68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19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732" calcext:value-type="float">
            <text:p>12.84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19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1224" calcext:value-type="float">
            <text:p>12.84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19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256" calcext:value-type="float">
            <text:p>12.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19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5984" calcext:value-type="float">
            <text:p>12.82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19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304" calcext:value-type="float">
            <text:p>12.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19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1224" calcext:value-type="float">
            <text:p>12.84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19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4648" calcext:value-type="float">
            <text:p>12.80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19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54" calcext:value-type="float">
            <text:p>12.72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19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0536" calcext:value-type="float">
            <text:p>12.67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19-01-25 15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588" calcext:value-type="float">
            <text:p>12.75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19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9304" calcext:value-type="float">
            <text:p>12.71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19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4168" calcext:value-type="float">
            <text:p>12.77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19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7888" calcext:value-type="float">
            <text:p>12.05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18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9888" calcext:value-type="float">
            <text:p>12.81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18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256" calcext:value-type="float">
            <text:p>12.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18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732" calcext:value-type="float">
            <text:p>12.84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18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1704" calcext:value-type="float">
            <text:p>12.87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18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9992" calcext:value-type="float">
            <text:p>12.88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18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02" calcext:value-type="float">
            <text:p>13.03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18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2184" calcext:value-type="float">
            <text:p>12.90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18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4" calcext:value-type="float">
            <text:p>12.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18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1056" calcext:value-type="float">
            <text:p>13.02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18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02" calcext:value-type="float">
            <text:p>13.03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18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2664" calcext:value-type="float">
            <text:p>12.93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18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78" calcext:value-type="float">
            <text:p>12.87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18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5128" calcext:value-type="float">
            <text:p>12.83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18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9992" calcext:value-type="float">
            <text:p>12.88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18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8112" calcext:value-type="float">
            <text:p>13.08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18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0888" calcext:value-type="float">
            <text:p>13.20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18-10-10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404" calcext:value-type="float">
            <text:p>13.27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18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0408" calcext:value-type="float">
            <text:p>13.17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18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4792" calcext:value-type="float">
            <text:p>13.19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18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7464" calcext:value-type="float">
            <text:p>13.23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18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4896" calcext:value-type="float">
            <text:p>13.26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18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6712" calcext:value-type="float">
            <text:p>13.31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18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6336" calcext:value-type="float">
            <text:p>13.35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18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7672" calcext:value-type="float">
            <text:p>13.37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18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9968" calcext:value-type="float">
            <text:p>13.45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18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1304" calcext:value-type="float">
            <text:p>13.48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18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2536" calcext:value-type="float">
            <text:p>13.43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18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4624" calcext:value-type="float">
            <text:p>13.37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18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5104" calcext:value-type="float">
            <text:p>13.40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18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2056" calcext:value-type="float">
            <text:p>13.40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18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7192" calcext:value-type="float">
            <text:p>13.34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18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2808" calcext:value-type="float">
            <text:p>13.32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18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404" calcext:value-type="float">
            <text:p>13.27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18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1368" calcext:value-type="float">
            <text:p>13.23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18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6128" calcext:value-type="float">
            <text:p>13.21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18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6128" calcext:value-type="float">
            <text:p>13.21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18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4312" calcext:value-type="float">
            <text:p>13.16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18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4312" calcext:value-type="float">
            <text:p>13.16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18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4688" calcext:value-type="float">
            <text:p>13.12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18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6776" calcext:value-type="float">
            <text:p>13.06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18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8968" calcext:value-type="float">
            <text:p>13.07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18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0576" calcext:value-type="float">
            <text:p>12.99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18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6192" calcext:value-type="float">
            <text:p>12.96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18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9136" calcext:value-type="float">
            <text:p>12.89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18-05-30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8552" calcext:value-type="float">
            <text:p>12.79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18-05-2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3688" calcext:value-type="float">
            <text:p>12.74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18-05-21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5776" calcext:value-type="float">
            <text:p>12.68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18-05-15 1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1288" calcext:value-type="float">
            <text:p>12.59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18-05-10 1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5568" calcext:value-type="float">
            <text:p>12.54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18-05-0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632" calcext:value-type="float">
            <text:p>12.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18-05-01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4504" calcext:value-type="float">
            <text:p>12.41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18-04-2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6592" calcext:value-type="float">
            <text:p>12.35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18-04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5256" calcext:value-type="float">
            <text:p>12.33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18-04-15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2208" calcext:value-type="float">
            <text:p>12.33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18-04-11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6488" calcext:value-type="float">
            <text:p>12.28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18-04-05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4192" calcext:value-type="float">
            <text:p>12.20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18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2376" calcext:value-type="float">
            <text:p>12.15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18-03-2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5088" calcext:value-type="float">
            <text:p>12.51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18-03-2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2792" calcext:value-type="float">
            <text:p>12.43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18-03-1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3376" calcext:value-type="float">
            <text:p>12.53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18-03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4128" calcext:value-type="float">
            <text:p>12.45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18-03-06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9368" calcext:value-type="float">
            <text:p>12.46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18-02-2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9848" calcext:value-type="float">
            <text:p>12.49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18-02-20 1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9848" calcext:value-type="float">
            <text:p>12.49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18-02-1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0328" calcext:value-type="float">
            <text:p>12.53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18-02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204" calcext:value-type="float">
            <text:p>12.51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18-02-0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9472" calcext:value-type="float">
            <text:p>12.53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18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6048" calcext:value-type="float">
            <text:p>12.57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18-01-2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5296" calcext:value-type="float">
            <text:p>12.65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18-01-21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5672" calcext:value-type="float">
            <text:p>12.61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18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0432" calcext:value-type="float">
            <text:p>12.60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18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9576" calcext:value-type="float">
            <text:p>12.60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18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1288" calcext:value-type="float">
            <text:p>12.59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18-01-0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7112" calcext:value-type="float">
            <text:p>12.70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17-12-3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0056" calcext:value-type="float">
            <text:p>12.64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17-12-2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396" calcext:value-type="float">
            <text:p>12.63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17-12-20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2792" calcext:value-type="float">
            <text:p>12.43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17-1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4984" calcext:value-type="float">
            <text:p>12.44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17-12-1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6048" calcext:value-type="float">
            <text:p>12.57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17-1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5944" calcext:value-type="float">
            <text:p>12.50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17-12-01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776" calcext:value-type="float">
            <text:p>12.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17-11-25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6424" calcext:value-type="float">
            <text:p>12.53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17-11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1288" calcext:value-type="float">
            <text:p>12.59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17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4816" calcext:value-type="float">
            <text:p>12.62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17-11-1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444" calcext:value-type="float">
            <text:p>12.66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17-11-0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9096" calcext:value-type="float">
            <text:p>12.57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17-10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2144" calcext:value-type="float">
            <text:p>12.58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17-10-27 14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4816" calcext:value-type="float">
            <text:p>12.62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17-10-25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5944" calcext:value-type="float">
            <text:p>12.50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17-10-20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584" calcext:value-type="float">
            <text:p>12.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17-10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8032" calcext:value-type="float">
            <text:p>12.44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17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7552" calcext:value-type="float">
            <text:p>12.41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17-10-0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2208" calcext:value-type="float">
            <text:p>12.33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17-09-30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4504" calcext:value-type="float">
            <text:p>12.41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17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9368" calcext:value-type="float">
            <text:p>12.46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17-09-21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0808" calcext:value-type="float">
            <text:p>12.56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17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3" calcext:value-type="float">
            <text:p>12.5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17-09-1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1288" calcext:value-type="float">
            <text:p>12.59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17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8408" calcext:value-type="float">
            <text:p>12.40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17-08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5048" calcext:value-type="float">
            <text:p>12.19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17-08-26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6568" calcext:value-type="float">
            <text:p>12.92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17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0952" calcext:value-type="float">
            <text:p>12.95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17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9512" calcext:value-type="float">
            <text:p>12.85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17-08-11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16" calcext:value-type="float">
            <text:p>12.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17-08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1224" calcext:value-type="float">
            <text:p>12.84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17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588" calcext:value-type="float">
            <text:p>12.75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17-07-25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8136" calcext:value-type="float">
            <text:p>12.51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17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9576" calcext:value-type="float">
            <text:p>12.60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17-07-1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5568" calcext:value-type="float">
            <text:p>12.54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17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1184" calcext:value-type="float">
            <text:p>12.52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17-07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2792" calcext:value-type="float">
            <text:p>12.43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17-06-30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8304" calcext:value-type="float">
            <text:p>12.33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17-06-26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5736" calcext:value-type="float">
            <text:p>12.36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17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8304" calcext:value-type="float">
            <text:p>12.33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17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1832" calcext:value-type="float">
            <text:p>12.37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17-06-10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82" calcext:value-type="float">
            <text:p>12.26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17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4568" calcext:value-type="float">
            <text:p>12.16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17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1208" calcext:value-type="float">
            <text:p>11.95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17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5008" calcext:value-type="float">
            <text:p>11.87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17-05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9768" calcext:value-type="float">
            <text:p>11.85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17-05-16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9288" calcext:value-type="float">
            <text:p>11.82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17-05-10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6824" calcext:value-type="float">
            <text:p>11.92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17-05-0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1688" calcext:value-type="float">
            <text:p>11.98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17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8536" calcext:value-type="float">
            <text:p>11.90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17-04-26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4048" calcext:value-type="float">
            <text:p>11.81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17-04-20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9288" calcext:value-type="float">
            <text:p>11.82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17-04-15 1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5384" calcext:value-type="float">
            <text:p>11.83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17-04-1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8056" calcext:value-type="float">
            <text:p>11.87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17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0624" calcext:value-type="float">
            <text:p>11.85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17-03-31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3192" calcext:value-type="float">
            <text:p>11.82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17-03-25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0624" calcext:value-type="float">
            <text:p>11.85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17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196" calcext:value-type="float">
            <text:p>11.87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17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3672" calcext:value-type="float">
            <text:p>11.85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17-03-1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004" calcext:value-type="float">
            <text:p>11.75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17-03-06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4632" calcext:value-type="float">
            <text:p>11.91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17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4256" calcext:value-type="float">
            <text:p>11.95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17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9016" calcext:value-type="float">
            <text:p>11.93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17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7304" calcext:value-type="float">
            <text:p>11.95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17-02-11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7304" calcext:value-type="float">
            <text:p>11.95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17-02-0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244" calcext:value-type="float">
            <text:p>11.90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17-01-31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0248" calcext:value-type="float">
            <text:p>11.89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17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5384" calcext:value-type="float">
            <text:p>11.83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17-01-2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1" calcext:value-type="float">
            <text:p>11.8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17-01-16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5008" calcext:value-type="float">
            <text:p>11.87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17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8248" calcext:value-type="float">
            <text:p>11.12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17-01-1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0248" calcext:value-type="float">
            <text:p>11.89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17-01-0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0624" calcext:value-type="float">
            <text:p>11.85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16-12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72" calcext:value-type="float">
            <text:p>11.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16-12-2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3672" calcext:value-type="float">
            <text:p>11.85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16-12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768" calcext:value-type="float">
            <text:p>11.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16-12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72" calcext:value-type="float">
            <text:p>11.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16-12-1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244" calcext:value-type="float">
            <text:p>11.90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16-12-06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9184" calcext:value-type="float">
            <text:p>11.75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16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7784" calcext:value-type="float">
            <text:p>11.98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16-11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436" calcext:value-type="float">
            <text:p>12.02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16-11-2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388" calcext:value-type="float">
            <text:p>11.99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16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5488" calcext:value-type="float">
            <text:p>11.90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16-11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3296" calcext:value-type="float">
            <text:p>11.89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16-11-0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2816" calcext:value-type="float">
            <text:p>11.86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16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2712" calcext:value-type="float">
            <text:p>11.79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16-10-2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528" calcext:value-type="float">
            <text:p>11.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16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3088" calcext:value-type="float">
            <text:p>11.75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16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9184" calcext:value-type="float">
            <text:p>11.75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16-10-10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4904" calcext:value-type="float">
            <text:p>11.80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16-10-0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052" calcext:value-type="float">
            <text:p>11.78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16-10-01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1" calcext:value-type="float">
            <text:p>11.8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16-09-2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9288" calcext:value-type="float">
            <text:p>11.82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16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624" calcext:value-type="float">
            <text:p>11.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16-09-15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576" calcext:value-type="float">
            <text:p>11.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16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4616" calcext:value-type="float">
            <text:p>11.02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16-09-10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6616" calcext:value-type="float">
            <text:p>11.78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16-09-0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7952" calcext:value-type="float">
            <text:p>11.80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16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7304" calcext:value-type="float">
            <text:p>11.95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16-08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3608" calcext:value-type="float">
            <text:p>12.10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16-08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8888" calcext:value-type="float">
            <text:p>12.43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16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8408" calcext:value-type="float">
            <text:p>12.40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16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9224" calcext:value-type="float">
            <text:p>12.07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16-07-30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768" calcext:value-type="float">
            <text:p>11.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16-07-2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768" calcext:value-type="float">
            <text:p>11.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16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5864" calcext:value-type="float">
            <text:p>11.86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16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9184" calcext:value-type="float">
            <text:p>11.75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16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384" calcext:value-type="float">
            <text:p>11.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16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288" calcext:value-type="float">
            <text:p>11.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16-06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0104" calcext:value-type="float">
            <text:p>11.50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16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2568" calcext:value-type="float">
            <text:p>11.40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16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7016" calcext:value-type="float">
            <text:p>11.17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16-06-1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7016" calcext:value-type="float">
            <text:p>11.17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16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6056" calcext:value-type="float">
            <text:p>11.11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16-06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3008" calcext:value-type="float">
            <text:p>11.11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16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1008" calcext:value-type="float">
            <text:p>10.35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16-05-3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3528" calcext:value-type="float">
            <text:p>11.46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16-05-26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4176" calcext:value-type="float">
            <text:p>11.31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16-05-20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7224" calcext:value-type="float">
            <text:p>11.31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16-05-1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1856" calcext:value-type="float">
            <text:p>11.80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16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1376" calcext:value-type="float">
            <text:p>11.77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16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1376" calcext:value-type="float">
            <text:p>11.77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16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0896" calcext:value-type="float">
            <text:p>11.74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16-04-26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1376" calcext:value-type="float">
            <text:p>11.77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16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5384" calcext:value-type="float">
            <text:p>11.83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16-04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9768" calcext:value-type="float">
            <text:p>11.85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16-04-1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7576" calcext:value-type="float">
            <text:p>11.84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16-04-06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2336" calcext:value-type="float">
            <text:p>11.83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16-03-31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7848" calcext:value-type="float">
            <text:p>11.73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16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3944" calcext:value-type="float">
            <text:p>11.74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16-03-2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624" calcext:value-type="float">
            <text:p>11.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16-03-1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7472" calcext:value-type="float">
            <text:p>11.77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16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052" calcext:value-type="float">
            <text:p>11.78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16-03-05 1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0248" calcext:value-type="float">
            <text:p>11.89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16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3776" calcext:value-type="float">
            <text:p>11.92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16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3776" calcext:value-type="float">
            <text:p>11.92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16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8912" calcext:value-type="float">
            <text:p>11.86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16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4152" calcext:value-type="float">
            <text:p>11.88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16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5008" calcext:value-type="float">
            <text:p>11.87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16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9664" calcext:value-type="float">
            <text:p>11.78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16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576" calcext:value-type="float">
            <text:p>11.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16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4904" calcext:value-type="float">
            <text:p>11.80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16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576" calcext:value-type="float">
            <text:p>11.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16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7576" calcext:value-type="float">
            <text:p>11.84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16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2632" calcext:value-type="float">
            <text:p>11.15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16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9392" calcext:value-type="float">
            <text:p>11.89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15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816" calcext:value-type="float">
            <text:p>11.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15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7304" calcext:value-type="float">
            <text:p>11.95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15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2168" calcext:value-type="float">
            <text:p>12.01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15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388" calcext:value-type="float">
            <text:p>11.99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15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7888" calcext:value-type="float">
            <text:p>12.05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15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628" calcext:value-type="float">
            <text:p>12.14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15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0184" calcext:value-type="float">
            <text:p>12.14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15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7136" calcext:value-type="float">
            <text:p>12.13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15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056" calcext:value-type="float">
            <text:p>12.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15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8368" calcext:value-type="float">
            <text:p>12.08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15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7408" calcext:value-type="float">
            <text:p>12.02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15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4256" calcext:value-type="float">
            <text:p>11.95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15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4192" calcext:value-type="float">
            <text:p>12.20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15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1728" calcext:value-type="float">
            <text:p>12.30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15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108" calcext:value-type="float">
            <text:p>12.45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15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108" calcext:value-type="float">
            <text:p>12.45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15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1936" calcext:value-type="float">
            <text:p>12.4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15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7928" calcext:value-type="float">
            <text:p>12.37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15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7824" calcext:value-type="float">
            <text:p>12.30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15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392" calcext:value-type="float">
            <text:p>12.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15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6488" calcext:value-type="float">
            <text:p>12.28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15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5528" calcext:value-type="float">
            <text:p>12.22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1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7616" calcext:value-type="float">
            <text:p>12.16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15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2272" calcext:value-type="float">
            <text:p>12.08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15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8264" calcext:value-type="float">
            <text:p>12.01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1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7304" calcext:value-type="float">
            <text:p>11.95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15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196" calcext:value-type="float">
            <text:p>11.87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1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4424" calcext:value-type="float">
            <text:p>11.77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1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0416" calcext:value-type="float">
            <text:p>11.71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15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5448" calcext:value-type="float">
            <text:p>11.58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15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7056" calcext:value-type="float">
            <text:p>11.49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15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1336" calcext:value-type="float">
            <text:p>11.45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1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0856" calcext:value-type="float">
            <text:p>11.42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1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0856" calcext:value-type="float">
            <text:p>11.42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1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428" calcext:value-type="float">
            <text:p>11.38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1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7392" calcext:value-type="float">
            <text:p>11.13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15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952" calcext:value-type="float">
            <text:p>11.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14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2776" calcext:value-type="float">
            <text:p>11.54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14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1672" calcext:value-type="float">
            <text:p>11.09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14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9464" calcext:value-type="float">
            <text:p>10.18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14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2704" calcext:value-type="float">
            <text:p>9.44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13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9944" calcext:value-type="float">
            <text:p>10.21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12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2264" calcext:value-type="float">
            <text:p>9.73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12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2624" calcext:value-type="float">
            <text:p>8.80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12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0976" calcext:value-type="float">
            <text:p>8.57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11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4744" calcext:value-type="float">
            <text:p>10.52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11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9344" calcext:value-type="float">
            <text:p>9.22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11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8872" calcext:value-type="float">
            <text:p>7.73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10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144" calcext:value-type="float">
            <text:p>7.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10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4216" calcext:value-type="float">
            <text:p>7.82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10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10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9248" calcext:value-type="float">
            <text:p>7.6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09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8048" calcext:value-type="float">
            <text:p>9.52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2000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424" calcext:value-type="float">
            <text:p>7.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1998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6312" calcext:value-type="float">
            <text:p>6.30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1997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84" calcext:value-type="float">
            <text:p>6.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1996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408" calcext:value-type="float">
            <text:p>5.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1995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072" calcext:value-type="float">
            <text:p>5.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1994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6272" calcext:value-type="float">
            <text:p>5.98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1993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1992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74" calcext:value-type="float">
            <text:p>5.8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1992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1992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1992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1992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1991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268" calcext:value-type="float">
            <text:p>6.20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1990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3912" calcext:value-type="float">
            <text:p>6.15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1989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0072" calcext:value-type="float">
            <text:p>5.91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1988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8112" calcext:value-type="float">
            <text:p>5.46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1986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3456" calcext:value-type="float">
            <text:p>5.5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1986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1096" calcext:value-type="float">
            <text:p>5.72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1986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7088" calcext:value-type="float">
            <text:p>5.65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1986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6128" calcext:value-type="float">
            <text:p>5.59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1986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1986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8216" calcext:value-type="float">
            <text:p>5.53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1986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0784" calcext:value-type="float">
            <text:p>5.51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1986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1986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1986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1986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1536" calcext:value-type="float">
            <text:p>5.43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1985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5816" calcext:value-type="float">
            <text:p>5.38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1985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4584" calcext:value-type="float">
            <text:p>5.4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1985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9072" calcext:value-type="float">
            <text:p>5.5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198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26" calcext:value-type="float">
            <text:p>5.5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198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198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0096" calcext:value-type="float">
            <text:p>5.3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198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3624" calcext:value-type="float">
            <text:p>5.37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1985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972" calcext:value-type="float">
            <text:p>5.37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198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198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4272" calcext:value-type="float">
            <text:p>5.22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198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4856" calcext:value-type="float">
            <text:p>5.32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1985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0096" calcext:value-type="float">
            <text:p>5.3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1985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198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02" calcext:value-type="float">
            <text:p>5.4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1984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7256" calcext:value-type="float">
            <text:p>5.47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1984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1984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3456" calcext:value-type="float">
            <text:p>5.5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198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8216" calcext:value-type="float">
            <text:p>5.53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198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0512" calcext:value-type="float">
            <text:p>5.6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1984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356" calcext:value-type="float">
            <text:p>5.62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198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1744" calcext:value-type="float">
            <text:p>5.57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198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1984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828" calcext:value-type="float">
            <text:p>5.2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198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0096" calcext:value-type="float">
            <text:p>5.3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198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4856" calcext:value-type="float">
            <text:p>5.32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198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0368" calcext:value-type="float">
            <text:p>5.23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1984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684" calcext:value-type="float">
            <text:p>5.19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1984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3312" calcext:value-type="float">
            <text:p>5.16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1984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2936" calcext:value-type="float">
            <text:p>5.20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1983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2456" calcext:value-type="float">
            <text:p>5.17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1983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1983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2352" calcext:value-type="float">
            <text:p>5.10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198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9408" calcext:value-type="float">
            <text:p>5.16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1983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1983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1983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0536" calcext:value-type="float">
            <text:p>5.05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1983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3208" calcext:value-type="float">
            <text:p>5.09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1983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872" calcext:value-type="float">
            <text:p>4.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1983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9576" calcext:value-type="float">
            <text:p>4.98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1983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872" calcext:value-type="float">
            <text:p>4.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1983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824" calcext:value-type="float">
            <text:p>4.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1983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2248" calcext:value-type="float">
            <text:p>5.03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1983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4816" calcext:value-type="float">
            <text:p>5.00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1983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1496" calcext:value-type="float">
            <text:p>5.11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1982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6256" calcext:value-type="float">
            <text:p>5.09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1982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2728" calcext:value-type="float">
            <text:p>5.06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1982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588" calcext:value-type="float">
            <text:p>5.13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1982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54" calcext:value-type="float">
            <text:p>5.1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1982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0536" calcext:value-type="float">
            <text:p>5.05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1982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8136" calcext:value-type="float">
            <text:p>4.8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1982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1456" calcext:value-type="float">
            <text:p>4.79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1982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0016" calcext:value-type="float">
            <text:p>4.7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1982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964" calcext:value-type="float">
            <text:p>4.7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1982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68" calcext:value-type="float">
            <text:p>4.6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1982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1982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6488" calcext:value-type="float">
            <text:p>4.6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1981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1981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0768" calcext:value-type="float">
            <text:p>4.6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1981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1981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2208" calcext:value-type="float">
            <text:p>4.7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1981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964" calcext:value-type="float">
            <text:p>4.7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1981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9056" calcext:value-type="float">
            <text:p>4.6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1981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0768" calcext:value-type="float">
            <text:p>4.6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1981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1981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1981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012" calcext:value-type="float">
            <text:p>4.7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7805</text:p>
          </table:table-cell>
          <table:table-cell office:value-type="string" calcext:value-type="string">
            <text:p>TWDB Belmont Quad</text:p>
          </table:table-cell>
          <table:table-cell office:value-type="string" calcext:value-type="string">
            <text:p>1981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012" calcext:value-type="float">
            <text:p>4.7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49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2516" meta:object-count="0"/>
    <meta:user-defined meta:name="AppVersion">3.0</meta:user-defined>
  </office:meta>
</office:document-meta>
</file>